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200000073A62CBDB0B8D11CF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Verdana" svg:font-family="Verdana, Arial, sans-serif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o" style:font-family-generic="modern" style:font-pitch="fixed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15cm" fo:margin-left="0.291cm" table:align="left" style:writing-mode="lr-tb"/>
    </style:style>
    <style:style style:name="Tabela1.A" style:family="table-column">
      <style:table-column-properties style:column-width="3.434cm"/>
    </style:style>
    <style:style style:name="Tabela1.B" style:family="table-column">
      <style:table-column-properties style:column-width="4.888cm"/>
    </style:style>
    <style:style style:name="Tabela1.D" style:family="table-column">
      <style:table-column-properties style:column-width="4.9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8.15cm" fo:margin-left="0.291cm" table:align="left" style:writing-mode="lr-tb"/>
    </style:style>
    <style:style style:name="Tabela2.A" style:family="table-column">
      <style:table-column-properties style:column-width="10.185cm"/>
    </style:style>
    <style:style style:name="Tabela2.B" style:family="table-column">
      <style:table-column-properties style:column-width="7.96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c0c0c0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0c0c0" fo:padding-left="0.191cm" fo:padding-right="0.191cm" fo:padding-top="0cm" fo:padding-bottom="0cm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8.15cm" fo:margin-left="0.291cm" table:align="left" style:writing-mode="lr-tb"/>
    </style:style>
    <style:style style:name="Tabela3.A" style:family="table-column">
      <style:table-column-properties style:column-width="18.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ela4" style:family="table">
      <style:table-properties style:width="18.15cm" fo:margin-left="0.291cm" table:align="left" style:writing-mode="lr-tb"/>
    </style:style>
    <style:style style:name="Tabela4.A" style:family="table-column">
      <style:table-column-properties style:column-width="18.1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ela5" style:family="table">
      <style:table-properties style:width="18.15cm" fo:margin-left="0.291cm" table:align="left" style:writing-mode="lr-tb"/>
    </style:style>
    <style:style style:name="Tabela5.A" style:family="table-column">
      <style:table-column-properties style:column-width="18.1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ela6" style:family="table">
      <style:table-properties style:width="18.203cm" fo:margin-left="0.314cm" table:align="left" style:writing-mode="lr-tb"/>
    </style:style>
    <style:style style:name="Tabela6.A" style:family="table-column">
      <style:table-column-properties style:column-width="18.203cm"/>
    </style:style>
    <style:style style:name="Tabela6.1" style:family="table-row">
      <style:table-row-properties style:min-row-height="0.8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ela6.6" style:family="table-row">
      <style:table-row-properties style:min-row-height="0.794cm" fo:keep-together="auto"/>
    </style:style>
    <style:style style:name="Tabela6.A7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none" fo:border-bottom="0.5pt solid #000000" style:writing-mode="lr-tb"/>
    </style:style>
    <style:style style:name="Tabela6.A10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none" fo:border-bottom="1.5pt solid #000000" style:writing-mode="lr-tb"/>
    </style:style>
    <style:style style:name="Tabela7" style:family="table">
      <style:table-properties style:width="18.203cm" fo:margin-left="0.314cm" table:align="left" style:writing-mode="lr-tb"/>
    </style:style>
    <style:style style:name="Tabela7.A" style:family="table-column">
      <style:table-column-properties style:column-width="18.203cm"/>
    </style:style>
    <style:style style:name="Tabela7.1" style:family="table-row">
      <style:table-row-properties style:min-row-height="0.801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ela7.A4" style:family="table-cell">
      <style:table-cell-properties style:vertical-align="top" fo:padding-left="0.191cm" fo:padding-right="0.191cm" fo:padding-top="0cm" fo:padding-bottom="0cm" fo:border-left="0.25pt solid #000000" fo:border-right="0.5pt solid #000000" fo:border-top="none" fo:border-bottom="0.5pt solid #000000" style:writing-mode="lr-tb"/>
    </style:style>
    <style:style style:name="Tabela8" style:family="table">
      <style:table-properties style:width="17.267cm" fo:margin-left="-0.199cm" fo:break-before="auto" fo:break-after="auto" table:align="left" fo:keep-with-next="always" style:may-break-between-rows="false" style:writing-mode="lr-tb"/>
    </style:style>
    <style:style style:name="Tabela8.A" style:family="table-column">
      <style:table-column-properties style:column-width="3.191cm"/>
    </style:style>
    <style:style style:name="Tabela8.B" style:family="table-column">
      <style:table-column-properties style:column-width="14.07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0.57cm" fo:keep-together="auto"/>
    </style:style>
    <style:style style:name="Tabe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6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3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3.695cm" table:align="margins" style:writing-mode="lr-tb"/>
    </style:style>
    <style:style style:name="Tabela10.A" style:family="table-column">
      <style:table-column-properties style:column-width="3.424cm" style:rel-column-width="16383*"/>
    </style:style>
    <style:style style:name="Tabela10.D" style:family="table-column">
      <style:table-column-properties style:column-width="3.424cm" style:rel-column-width="16386*"/>
    </style:style>
    <style:style style:name="Tabela10.A1" style:family="table-cell">
      <style:table-cell-properties fo:background-color="#cc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fo:background-color="#cccc99" fo:padding="0.097cm" fo:border="0.05pt solid #000000">
        <style:background-image/>
      </style:table-cell-properties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none" fo:border-top="none" fo:border-bottom="0.05pt solid #000000"/>
    </style:style>
    <style:style style:name="Tabe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fo:padding="0.097cm" fo:border-left="0.05pt solid #000000" fo:border-right="none" fo:border-top="none" fo:border-bottom="0.05pt solid #000000"/>
    </style:style>
    <style:style style:name="Tabela10.B3" style:family="table-cell">
      <style:table-cell-properties fo:padding="0.097cm" fo:border-left="0.05pt solid #000000" fo:border-right="none" fo:border-top="none" fo:border-bottom="0.05pt solid #000000"/>
    </style:style>
    <style:style style:name="Tabela10.C3" style:family="table-cell">
      <style:table-cell-properties fo:padding="0.097cm" fo:border-left="0.05pt solid #000000" fo:border-right="none" fo:border-top="none" fo:border-bottom="0.05pt solid #000000"/>
    </style:style>
    <style:style style:name="Tabela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fo:padding="0.097cm" fo:border-left="0.05pt solid #000000" fo:border-right="none" fo:border-top="none" fo:border-bottom="0.05pt solid #000000"/>
    </style:style>
    <style:style style:name="Tabela10.B4" style:family="table-cell">
      <style:table-cell-properties fo:padding="0.097cm" fo:border-left="0.05pt solid #000000" fo:border-right="none" fo:border-top="none" fo:border-bottom="0.05pt solid #000000"/>
    </style:style>
    <style:style style:name="Tabela10.C4" style:family="table-cell">
      <style:table-cell-properties fo:padding="0.097cm" fo:border-left="0.05pt solid #000000" fo:border-right="none" fo:border-top="none" fo:border-bottom="0.05pt solid #000000"/>
    </style:style>
    <style:style style:name="Tabe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101cm" fo:margin-right="0cm" fo:text-align="start" style:justify-single-word="false" fo:text-indent="0cm" style:auto-text-indent="false"/>
      <style:text-properties fo:font-weight="bold" style:font-name-asian="SimSun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8pt" style:font-name-asian="SimSun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weight="bold" style:font-name-asian="SimSun" style:font-weight-asian="bold"/>
    </style:style>
    <style:style style:name="P4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Ubuntu" fo:letter-spacing="normal" fo:font-style="italic" fo:font-weight="normal" officeooo:rsid="0017c52f" officeooo:paragraph-rsid="0017c52f" style:language-asian="pt" style:country-asian="BR" style:font-style-asian="italic" style:font-weight-asian="normal" style:font-name-complex="Tahoma" style:font-style-complex="italic" style:font-weight-complex="normal"/>
    </style:style>
    <style:style style:name="P5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Ubuntu" fo:letter-spacing="normal" fo:font-style="italic" fo:font-weight="normal" officeooo:rsid="0017c52f" officeooo:paragraph-rsid="00295e54" style:language-asian="pt" style:country-asian="BR" style:font-style-asian="italic" style:font-weight-asian="normal" style:font-name-complex="Tahoma" style:font-style-complex="italic" style:font-weight-complex="normal"/>
    </style:style>
    <style:style style:name="P6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Ubuntu" fo:letter-spacing="normal" fo:font-style="italic" officeooo:rsid="0017c52f" officeooo:paragraph-rsid="0017c52f" style:language-asian="pt" style:country-asian="BR" style:font-style-asian="italic" style:font-name-complex="Tahoma" style:font-style-complex="italic"/>
    </style:style>
    <style:style style:name="P7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Ubuntu" fo:letter-spacing="normal" fo:font-style="italic" officeooo:rsid="0017c52f" officeooo:paragraph-rsid="00295e54" style:language-asian="pt" style:country-asian="BR" style:font-style-asian="italic" style:font-name-complex="Tahoma" style:font-style-complex="italic"/>
    </style:style>
    <style:style style:name="P8" style:family="paragraph" style:parent-style-name="Standard">
      <style:paragraph-properties style:text-autospace="none">
        <style:tab-stops>
          <style:tab-stop style:position="1.251cm"/>
        </style:tab-stops>
      </style:paragraph-properties>
      <style:text-properties style:font-name="Ubuntu" fo:font-style="italic" officeooo:rsid="0017c52f" officeooo:paragraph-rsid="0017c52f" style:font-style-asian="italic" style:font-name-complex="Arial" style:font-style-complex="italic"/>
    </style:style>
    <style:style style:name="P9" style:family="paragraph" style:parent-style-name="Standard">
      <style:paragraph-properties style:text-autospace="none">
        <style:tab-stops>
          <style:tab-stop style:position="1.251cm"/>
        </style:tab-stops>
      </style:paragraph-properties>
      <style:text-properties style:font-name="Ubuntu" fo:font-style="italic" officeooo:rsid="0017c52f" officeooo:paragraph-rsid="00295e54" style:font-style-asian="italic" style:font-name-complex="Arial" style:font-style-complex="italic"/>
    </style:style>
    <style:style style:name="P10" style:family="paragraph" style:parent-style-name="Standard">
      <style:text-properties fo:font-style="italic" officeooo:rsid="0017c52f" officeooo:paragraph-rsid="0017c52f" style:font-style-asian="italic" style:font-name-complex="Arial" style:font-style-complex="italic"/>
    </style:style>
    <style:style style:name="P11" style:family="paragraph" style:parent-style-name="Standard">
      <style:text-properties fo:font-style="italic" officeooo:rsid="0017c52f" officeooo:paragraph-rsid="00295e54" style:font-style-asian="italic" style:font-name-complex="Arial" style:font-style-complex="italic"/>
    </style:style>
    <style:style style:name="P12" style:family="paragraph" style:parent-style-name="Texto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P13" style:family="paragraph" style:parent-style-name="Texto1">
      <style:paragraph-properties fo:margin-left="0cm" fo:margin-right="0cm" fo:text-indent="0cm" style:auto-text-indent="false"/>
      <style:text-properties text:display="none"/>
    </style:style>
    <style:style style:name="P14" style:family="paragraph" style:parent-style-name="Texto1">
      <style:paragraph-properties fo:margin-left="0cm" fo:margin-right="0cm" fo:margin-top="0.212cm" fo:margin-bottom="0.212cm" loext:contextual-spacing="false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P16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17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style:font-size-asian="10pt" style:font-size-complex="10pt"/>
    </style:style>
    <style:style style:name="P18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 style:snap-to-layout-grid="false"/>
      <style:text-properties fo:font-size="10pt" style:font-size-asian="10pt" style:font-size-complex="10pt"/>
    </style:style>
    <style:style style:name="P19" style:family="paragraph" style:parent-style-name="Footer">
      <style:paragraph-properties fo:text-align="justify" style:justify-single-word="false"/>
    </style:style>
    <style:style style:name="P20" style:family="paragraph" style:parent-style-name="Standard">
      <style:paragraph-properties fo:margin-top="0.212cm" fo:margin-bottom="0.212cm" loext:contextual-spacing="false"/>
    </style:style>
    <style:style style:name="P21" style:family="paragraph" style:parent-style-name="Standard">
      <style:paragraph-properties fo:margin-top="0.212cm" fo:margin-bottom="0.212cm" loext:contextual-spacing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2" style:family="paragraph" style:parent-style-name="Standard">
      <style:paragraph-properties fo:margin-top="0.212cm" fo:margin-bottom="0.212cm" loext:contextual-spacing="false"/>
      <style:text-properties style:font-name="Calibri" fo:font-size="11pt" style:font-size-asian="11pt" style:font-name-complex="Calibri" style:font-size-complex="11pt"/>
    </style:style>
    <style:style style:name="P23" style:family="paragraph" style:parent-style-name="Standard">
      <style:paragraph-properties fo:margin-top="0.212cm" fo:margin-bottom="0.212cm" loext:contextual-spacing="false" style:snap-to-layout-grid="false"/>
      <style:text-properties style:font-name="Calibri" fo:font-size="11pt" style:font-size-asian="11pt" style:font-name-complex="Calibri" style:font-size-complex="11pt"/>
    </style:style>
    <style:style style:name="P24" style:family="paragraph" style:parent-style-name="Standard">
      <style:paragraph-properties fo:margin-top="0.212cm" fo:margin-bottom="0.212cm" loext:contextual-spacing="false" style:snap-to-layout-grid="false"/>
      <style:text-properties style:font-name="Calibri" fo:font-size="11pt" officeooo:rsid="0024157a" officeooo:paragraph-rsid="0024157a" style:font-size-asian="11pt" style:font-name-complex="Calibri" style:font-size-complex="11pt"/>
    </style:style>
    <style:style style:name="P25" style:family="paragraph" style:parent-style-name="Standard">
      <style:paragraph-properties fo:margin-top="0.212cm" fo:margin-bottom="0.212cm" loext:contextual-spacing="false" style:snap-to-layout-grid="false"/>
      <style:text-properties style:font-name="Calibri" fo:font-size="11pt" officeooo:rsid="0024157a" officeooo:paragraph-rsid="0025aa97" style:font-size-asian="11pt" style:font-name-complex="Calibri" style:font-size-complex="11pt"/>
    </style:style>
    <style:style style:name="P26" style:family="paragraph" style:parent-style-name="Standard">
      <style:paragraph-properties fo:margin-top="0.212cm" fo:margin-bottom="0.212cm" loext:contextual-spacing="false"/>
      <style:text-properties style:font-name="Calibri" fo:font-size="11pt" fo:font-weight="normal" officeooo:rsid="0015f0a9" officeooo:paragraph-rsid="0015f0a9" style:font-size-asian="11pt" style:font-weight-asian="normal" style:font-name-complex="Calibri" style:font-size-complex="11pt" style:font-weight-complex="normal"/>
    </style:style>
    <style:style style:name="P27" style:family="paragraph" style:parent-style-name="Standard">
      <style:paragraph-properties fo:margin-top="0.212cm" fo:margin-bottom="0.212cm" loext:contextual-spacing="false" style:snap-to-layout-grid="false"/>
      <style:text-properties style:font-name="Bitstream Vera Sans Mono" fo:font-size="11pt" fo:font-weight="bold" officeooo:rsid="001e3b3e" officeooo:paragraph-rsid="001e3b3e" style:font-size-asian="11pt" style:font-weight-asian="bold" style:font-name-complex="Calibri" style:font-size-complex="11pt" style:font-weight-complex="bold"/>
    </style:style>
    <style:style style:name="P28" style:family="paragraph" style:parent-style-name="Standard">
      <style:paragraph-properties fo:margin-top="0.212cm" fo:margin-bottom="0.212cm" loext:contextual-spacing="false" style:snap-to-layout-grid="false"/>
      <style:text-properties style:font-name="Bitstream Vera Sans Mono" fo:font-size="11pt" fo:font-weight="bold" officeooo:rsid="001e3b3e" officeooo:paragraph-rsid="001e5649" style:font-size-asian="11pt" style:font-weight-asian="bold" style:font-name-complex="Calibri" style:font-size-complex="11pt" style:font-weight-complex="bold"/>
    </style:style>
    <style:style style:name="P29" style:family="paragraph" style:parent-style-name="Standard">
      <style:paragraph-properties fo:margin-top="0.212cm" fo:margin-bottom="0.212cm" loext:contextual-spacing="false" style:snap-to-layout-grid="false"/>
      <style:text-properties style:font-name="Bitstream Vera Sans Mono" fo:font-size="11pt" fo:font-weight="bold" officeooo:rsid="001e3b3e" officeooo:paragraph-rsid="0025aa97" style:font-size-asian="11pt" style:font-weight-asian="bold" style:font-name-complex="Calibri" style:font-size-complex="11pt" style:font-weight-complex="bold"/>
    </style:style>
    <style:style style:name="P30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Bitstream Vera Sans Mono" fo:font-size="11pt" fo:font-weight="bold" style:font-size-asian="11pt" style:font-weight-asian="bold" style:font-name-complex="Calibri" style:font-size-complex="11pt" style:font-weight-complex="bold"/>
    </style:style>
    <style:style style:name="P31" style:family="paragraph" style:parent-style-name="Standard">
      <style:paragraph-properties fo:margin-top="0.212cm" fo:margin-bottom="0.212cm" loext:contextual-spacing="false"/>
      <style:text-properties fo:color="#333333" style:font-name="Bitstream Vera Sans Mono" fo:font-size="11pt" fo:font-style="normal" fo:font-weight="bold" officeooo:rsid="0015f0a9" officeooo:paragraph-rsid="0017a354" style:font-size-asian="11pt" style:font-style-asian="normal" style:font-weight-asian="bold" style:font-name-complex="Calibri" style:font-size-complex="11pt" style:font-style-complex="normal" style:font-weight-complex="bold"/>
    </style:style>
    <style:style style:name="P32" style:family="paragraph" style:parent-style-name="Standard">
      <style:paragraph-properties fo:margin-top="0.212cm" fo:margin-bottom="0.212cm" loext:contextual-spacing="false"/>
      <style:text-properties fo:color="#333333" style:font-name="Bitstream Vera Sans Mono" fo:font-size="11pt" fo:font-style="normal" fo:font-weight="bold" officeooo:rsid="0015f0a9" officeooo:paragraph-rsid="0036b94f" style:font-size-asian="11pt" style:font-style-asian="normal" style:font-weight-asian="bold" style:font-name-complex="Calibri" style:font-size-complex="11pt" style:font-style-complex="normal" style:font-weight-complex="bold"/>
    </style:style>
    <style:style style:name="P33" style:family="paragraph" style:parent-style-name="Texto1">
      <style:paragraph-properties fo:margin-top="0.212cm" fo:margin-bottom="0.212cm" loext:contextual-spacing="false"/>
      <style:text-properties fo:font-size="12pt" fo:font-weight="bold" style:font-size-asian="12pt" style:font-weight-asian="bold" style:font-size-complex="12pt"/>
    </style:style>
    <style:style style:name="P34" style:family="paragraph" style:parent-style-name="Heading_20_1">
      <style:paragraph-properties fo:margin-top="0.847cm" fo:margin-bottom="0.212cm" loext:contextual-spacing="false"/>
    </style:style>
    <style:style style:name="P35" style:family="paragraph" style:parent-style-name="Heading_20_1">
      <style:paragraph-properties fo:margin-top="0.847cm" fo:margin-bottom="0.212cm" loext:contextual-spacing="false"/>
      <style:text-properties officeooo:paragraph-rsid="00385204"/>
    </style:style>
    <style:style style:name="P36" style:family="paragraph" style:parent-style-name="Table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37" style:family="paragraph" style:parent-style-name="Table">
      <style:paragraph-properties fo:margin-top="0cm" fo:margin-bottom="0cm" loext:contextual-spacing="false" style:snap-to-layout-grid="false"/>
    </style:style>
    <style:style style:name="P38" style:family="paragraph" style:parent-style-name="Table">
      <style:paragraph-properties fo:margin-top="0cm" fo:margin-bottom="0cm" loext:contextual-spacing="false" style:snap-to-layout-grid="false"/>
      <style:text-properties fo:font-size="12pt" fo:font-weight="bold" officeooo:rsid="0014419f" officeooo:paragraph-rsid="0014419f" style:font-name-asian="SimSun" style:font-size-asian="10.5pt" style:font-weight-asian="bold" style:font-size-complex="12pt"/>
    </style:style>
    <style:style style:name="P39" style:family="paragraph" style:parent-style-name="Table">
      <style:paragraph-properties fo:margin-top="0cm" fo:margin-bottom="0cm" loext:contextual-spacing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able">
      <style:paragraph-properties fo:margin-top="0cm" fo:margin-bottom="0cm" loext:contextual-spacing="false" fo:text-align="center" style:justify-single-word="false" style:snap-to-layout-grid="false"/>
      <style:text-properties fo:font-size="12pt" officeooo:rsid="0014419f" officeooo:paragraph-rsid="0014419f" style:font-size-asian="12pt" style:font-size-complex="12pt"/>
    </style:style>
    <style:style style:name="P41" style:family="paragraph" style:parent-style-name="Table">
      <style:paragraph-properties fo:margin-top="0cm" fo:margin-bottom="0cm" loext:contextual-spacing="false" fo:text-align="center" style:justify-single-word="false" style:snap-to-layout-grid="false"/>
      <style:text-properties fo:font-size="12pt" officeooo:paragraph-rsid="00216c43" style:font-size-asian="12pt" style:font-size-complex="12pt"/>
    </style:style>
    <style:style style:name="P42" style:family="paragraph" style:parent-style-name="Tabela_20_9">
      <style:paragraph-properties fo:margin-top="0cm" fo:margin-bottom="0cm" loext:contextual-spacing="false" fo:text-align="start" style:justify-single-word="false"/>
      <style:text-properties fo:font-size="10pt" style:font-size-asian="10pt" style:font-size-complex="10pt"/>
    </style:style>
    <style:style style:name="P43" style:family="paragraph" style:parent-style-name="Tabela_20_9">
      <style:paragraph-properties fo:margin-top="0cm" fo:margin-bottom="0cm" loext:contextual-spacing="false" fo:text-align="start" style:justify-single-word="false"/>
      <style:text-properties fo:font-size="10pt" style:font-size-asian="10pt"/>
    </style:style>
    <style:style style:name="P44" style:family="paragraph" style:parent-style-name="Tabela_20_9">
      <style:paragraph-properties fo:margin-top="0cm" fo:margin-bottom="0cm" loext:contextual-spacing="false" fo:text-align="start" style:justify-single-word="false"/>
      <style:text-properties fo:font-size="10pt" fo:font-weight="bold" style:font-size-asian="10pt" style:font-weight-asian="bold" style:font-size-complex="10pt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font-size="12pt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Cabeçalhos_20_Carimbo">
      <style:paragraph-properties fo:margin-top="0.071cm" fo:margin-bottom="0.071cm" loext:contextual-spacing="false"/>
      <style:text-properties fo:font-size="10pt" fo:font-weight="bold" style:font-size-asian="10pt" style:font-weight-asian="bold" style:font-size-complex="10pt"/>
    </style:style>
    <style:style style:name="P48" style:family="paragraph" style:parent-style-name="Cabeçalhos_20_Carimbo">
      <style:paragraph-properties fo:margin-top="0.071cm" fo:margin-bottom="0.071cm" loext:contextual-spacing="false" style:snap-to-layout-grid="false"/>
      <style:text-properties fo:font-size="10pt" fo:font-weight="bold" officeooo:rsid="001ff2dd" officeooo:paragraph-rsid="001ff2dd" style:font-size-asian="10pt" style:font-weight-asian="bold" style:font-size-complex="10pt"/>
    </style:style>
    <style:style style:name="P49" style:family="paragraph" style:parent-style-name="Cabeçalhos_20_Carimbo">
      <style:paragraph-properties fo:margin-top="0.071cm" fo:margin-bottom="0.071cm" loext:contextual-spacing="false"/>
      <style:text-properties fo:font-size="12pt" fo:font-weight="bold" officeooo:rsid="0014419f" officeooo:paragraph-rsid="0014419f" style:font-size-asian="10.5pt" style:font-weight-asian="bold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color="#5e2750" style:font-name="Ubuntu1" fo:font-weight="bold" officeooo:rsid="00290845" officeooo:paragraph-rsid="0029084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333333" style:font-name="Century Schoolbook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333333" style:font-name="Century Schoolbook L" fo:font-size="10.5pt" fo:font-style="normal" fo:font-weight="bold" officeooo:rsid="00290845" officeooo:paragraph-rsid="00290845" style:font-size-asian="10.5pt" style:font-style-asian="normal" style:font-weight-asian="bold" style:font-size-complex="10.5pt" style:font-style-complex="normal" style:font-weight-complex="bold"/>
    </style:style>
    <style:style style:name="P53" style:family="paragraph" style:parent-style-name="Standard">
      <style:paragraph-properties fo:margin-left="1.27cm" fo:margin-right="0cm" fo:margin-top="0.212cm" fo:margin-bottom="0.212cm" loext:contextual-spacing="false" fo:text-align="center" style:justify-single-word="false" fo:text-indent="0cm" style:auto-text-indent="false"/>
      <style:text-properties style:font-name="Bitstream Vera Sans Mono" fo:font-size="11pt" fo:font-weight="bold" style:font-size-asian="11pt" style:font-weight-asian="bold" style:font-name-complex="Calibri" style:font-size-complex="11pt" style:font-weight-complex="bold"/>
    </style:style>
    <style:style style:name="P54" style:family="paragraph" style:parent-style-name="Standard" style:list-style-name="">
      <style:paragraph-properties fo:keep-with-next="always" style:text-autospace="none"/>
      <style:text-properties style:font-name="Tahoma" fo:font-size="8pt" fo:font-weight="bold" style:font-name-asian="SimSun" style:font-size-asian="8pt" style:font-weight-asian="bold" style:font-name-complex="Tahoma" style:font-size-complex="8pt"/>
    </style:style>
    <style:style style:name="P55" style:family="paragraph" style:parent-style-name="Standard">
      <style:text-properties style:font-name-complex="Arial"/>
    </style:style>
    <style:style style:name="P56" style:family="paragraph" style:parent-style-name="Standard">
      <style:text-properties officeooo:rsid="003944c0" officeooo:paragraph-rsid="003944c0" style:font-name-complex="Arial"/>
    </style:style>
    <style:style style:name="P57" style:family="paragraph" style:parent-style-name="Standard">
      <style:paragraph-properties style:text-autospace="none">
        <style:tab-stops>
          <style:tab-stop style:position="1.251cm"/>
        </style:tab-stops>
      </style:paragraph-properties>
      <style:text-properties officeooo:rsid="003944c0" officeooo:paragraph-rsid="003944c0" style:font-name-complex="Arial"/>
    </style:style>
    <style:style style:name="P58" style:family="paragraph" style:parent-style-name="Standard">
      <style:paragraph-properties style:text-autospace="none">
        <style:tab-stops>
          <style:tab-stop style:position="1.251cm"/>
        </style:tab-stops>
      </style:paragraph-properties>
      <style:text-properties style:font-name-complex="Arial"/>
    </style:style>
    <style:style style:name="P59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Times New Roman" fo:letter-spacing="normal" officeooo:rsid="003944c0" officeooo:paragraph-rsid="003944c0" style:language-asian="pt" style:country-asian="BR" style:font-name-complex="Tahoma"/>
    </style:style>
    <style:style style:name="P60" style:family="paragraph" style:parent-style-name="Standard">
      <style:paragraph-properties style:text-autospace="none" style:snap-to-layout-grid="false">
        <style:tab-stops>
          <style:tab-stop style:position="1.251cm"/>
        </style:tab-stops>
      </style:paragraph-properties>
      <style:text-properties style:font-name="Times New Roman" fo:letter-spacing="normal" officeooo:rsid="003a31be" officeooo:paragraph-rsid="003a31be" style:language-asian="pt" style:country-asian="BR" style:font-name-complex="Tahoma"/>
    </style:style>
    <style:style style:name="P61" style:family="paragraph" style:parent-style-name="Standard">
      <style:paragraph-properties fo:text-align="center" style:justify-single-word="false"/>
      <style:text-properties style:font-name="Calibri" fo:font-size="11pt" officeooo:paragraph-rsid="003ca2ad" style:font-size-asian="11pt" style:font-name-complex="Calibri" style:font-size-complex="11pt"/>
    </style:style>
    <style:style style:name="P62" style:family="paragraph" style:parent-style-name="Standard" style:list-style-name="WW8Num15">
      <style:paragraph-properties fo:margin-top="0.212cm" fo:margin-bottom="0.212cm" loext:contextual-spacing="false" fo:text-align="center" style:justify-single-word="false" style:snap-to-layout-grid="false"/>
      <style:text-properties style:font-name="Bitstream Vera Sans Mono" fo:font-size="11pt" fo:font-weight="bold" style:font-size-asian="11pt" style:font-weight-asian="bold" style:font-name-complex="Calibri" style:font-size-complex="11pt" style:font-weight-complex="bold"/>
    </style:style>
    <style:style style:name="P63" style:family="paragraph" style:parent-style-name="Standard">
      <style:paragraph-properties fo:margin-top="0.212cm" fo:margin-bottom="0.212cm" loext:contextual-spacing="false" style:snap-to-layout-grid="false"/>
      <style:text-properties style:font-name="Bitstream Vera Sans Mono" fo:font-size="11pt" fo:font-weight="bold" officeooo:rsid="003ca2ad" officeooo:paragraph-rsid="003ca2ad" style:font-size-asian="11pt" style:font-weight-asian="bold" style:font-name-complex="Calibri" style:font-size-complex="11pt" style:font-weight-complex="bold"/>
    </style:style>
    <style:style style:name="P64" style:family="paragraph" style:parent-style-name="Standard">
      <style:paragraph-properties fo:margin-top="0.212cm" fo:margin-bottom="0.212cm" loext:contextual-spacing="false" style:snap-to-layout-grid="false"/>
      <style:text-properties style:font-name="Calibri" fo:font-size="11pt" officeooo:rsid="003b10cf" officeooo:paragraph-rsid="003b10cf" style:font-size-asian="11pt" style:font-name-complex="Calibri" style:font-size-complex="11pt"/>
    </style:style>
    <style:style style:name="P65" style:family="paragraph" style:parent-style-name="Standard">
      <style:paragraph-properties fo:margin-top="0.212cm" fo:margin-bottom="0.212cm" loext:contextual-spacing="false" style:snap-to-layout-grid="false"/>
      <style:text-properties style:font-name="Calibri" fo:font-size="11pt" officeooo:rsid="003e9d09" officeooo:paragraph-rsid="003e9d09" style:font-size-asian="11pt" style:font-name-complex="Calibri" style:font-size-complex="11pt"/>
    </style:style>
    <style:style style:name="P66" style:family="paragraph" style:parent-style-name="Standard">
      <style:paragraph-properties fo:margin-top="0.212cm" fo:margin-bottom="0.212cm" loext:contextual-spacing="false" style:snap-to-layout-grid="false"/>
      <style:text-properties fo:font-variant="normal" fo:text-transform="none" fo:color="#222222" style:font-name="Verdana" fo:font-size="9.75pt" fo:letter-spacing="normal" fo:font-style="normal" fo:font-weight="normal" style:font-size-asian="11pt" style:font-name-complex="Calibri" style:font-size-complex="11pt"/>
    </style:style>
    <style:style style:name="P67" style:family="paragraph" style:parent-style-name="Standard">
      <style:paragraph-properties fo:margin-left="0cm" fo:margin-right="0.265cm" fo:margin-top="0cm" fo:margin-bottom="0.318cm" loext:contextual-spacing="false" fo:orphans="2" fo:widows="2" fo:text-indent="0cm" style:auto-text-indent="false"/>
      <style:text-properties officeooo:paragraph-rsid="003e9d09"/>
    </style:style>
    <style:style style:name="P68" style:family="paragraph" style:parent-style-name="Heading_20_1" style:list-style-name="WW8Num18" style:master-page-name="Standard">
      <style:paragraph-properties fo:margin-top="0.212cm" fo:margin-bottom="0.212cm" loext:contextual-spacing="false" style:page-number="auto"/>
    </style:style>
    <style:style style:name="P69" style:family="paragraph" style:parent-style-name="Heading_20_1" style:list-style-name="WW8Num18">
      <style:paragraph-properties fo:margin-top="0.847cm" fo:margin-bottom="0.212cm" loext:contextual-spacing="false"/>
    </style:style>
    <style:style style:name="T1" style:family="text">
      <style:text-properties style:font-name-asian="Arial"/>
    </style:style>
    <style:style style:name="T2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3" style:family="text">
      <style:text-properties style:font-name="Calibri" fo:font-size="11pt" fo:font-style="italic" fo:font-weight="bold" style:font-size-asian="11pt" style:font-style-asian="italic" style:font-weight-asian="bold" style:font-name-complex="Calibri" style:font-size-complex="11pt"/>
    </style:style>
    <style:style style:name="T4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5" style:family="text">
      <style:text-properties style:font-name="Calibri" fo:font-size="11pt" style:font-size-asian="11pt" style:font-name-complex="Calibri" style:font-size-complex="11pt"/>
    </style:style>
    <style:style style:name="T6" style:family="text">
      <style:text-properties fo:color="#3399ff"/>
    </style:style>
    <style:style style:name="T7" style:family="text">
      <style:text-properties style:font-name="Ubuntu"/>
    </style:style>
    <style:style style:name="T8" style:family="text">
      <style:text-properties fo:color="#ff3300"/>
    </style:style>
    <style:style style:name="T9" style:family="text">
      <style:text-properties fo:color="#00cc00"/>
    </style:style>
    <style:style style:name="T10" style:family="text">
      <style:text-properties fo:color="#00cc00" style:font-name="Bitstream Vera Sans Mono" fo:font-weight="bold" style:font-weight-asian="bold" style:font-weight-complex="bold"/>
    </style:style>
    <style:style style:name="T11" style:family="text">
      <style:text-properties fo:color="#00cc00" style:font-name="Bitstream Vera Sans Mono" fo:font-weight="bold" officeooo:rsid="001e3b3e" style:font-weight-asian="bold" style:font-weight-complex="bold"/>
    </style:style>
    <style:style style:name="T12" style:family="text">
      <style:text-properties fo:color="#333300"/>
    </style:style>
    <style:style style:name="T13" style:family="text">
      <style:text-properties officeooo:rsid="001e3b3e"/>
    </style:style>
    <style:style style:name="T14" style:family="text">
      <style:text-properties fo:text-transform="uppercase" fo:color="#6666ff" style:text-line-through-style="none" style:text-line-through-type="none"/>
    </style:style>
    <style:style style:name="T15" style:family="text">
      <style:text-properties fo:text-transform="uppercase" fo:color="#6666ff" style:text-line-through-style="none" style:text-line-through-type="none" style:font-name="Bitstream Vera Sans Mono" fo:font-weight="bold" officeooo:rsid="001e3b3e" style:font-weight-asian="bold" style:font-weight-complex="bold"/>
    </style:style>
    <style:style style:name="T16" style:family="text">
      <style:text-properties fo:color="#6666ff"/>
    </style:style>
    <style:style style:name="T17" style:family="text">
      <style:text-properties fo:color="#6666ff" style:font-name="Bitstream Vera Sans Mono" fo:font-weight="bold" style:font-weight-asian="bold" style:font-weight-complex="bold"/>
    </style:style>
    <style:style style:name="T18" style:family="text">
      <style:text-properties fo:color="#6666ff" style:font-name="Bitstream Vera Sans Mono" fo:font-weight="bold" officeooo:rsid="001e3b3e" style:font-weight-asian="bold" style:font-weight-complex="bold"/>
    </style:style>
    <style:style style:name="T19" style:family="text">
      <style:text-properties fo:color="#6666ff" style:font-name="Bitstream Vera Sans Mono1"/>
    </style:style>
    <style:style style:name="T20" style:family="text">
      <style:text-properties fo:color="#6666ff" style:font-name="Bitstream Vera Sans Mono1" fo:font-weight="bold"/>
    </style:style>
    <style:style style:name="T21" style:family="text">
      <style:text-properties fo:color="#6666ff" style:font-name="Bitstream Vera Sans Mono1" fo:font-size="11pt" fo:font-style="italic" fo:font-weight="bold" style:font-size-asian="11pt" style:font-style-asian="italic" style:font-weight-asian="bold" style:font-name-complex="Calibri" style:font-size-complex="11pt"/>
    </style:style>
    <style:style style:name="T22" style:family="text">
      <style:text-properties fo:color="#ff00cc"/>
    </style:style>
    <style:style style:name="T23" style:family="text">
      <style:text-properties fo:color="#ff00cc" style:font-name="Bitstream Vera Sans Mono" fo:font-weight="bold" officeooo:rsid="0025aa97" style:font-weight-asian="bold" style:font-weight-complex="bold"/>
    </style:style>
    <style:style style:name="T24" style:family="text">
      <style:text-properties fo:color="#666666"/>
    </style:style>
    <style:style style:name="T25" style:family="text">
      <style:text-properties fo:color="#666666" style:font-name="Bitstream Vera Sans Mono" fo:font-weight="bold" style:font-weight-asian="bold" style:font-weight-complex="bold"/>
    </style:style>
    <style:style style:name="T26" style:family="text">
      <style:text-properties fo:color="#666666" style:font-name="Bitstream Vera Sans Mono" fo:font-weight="bold" officeooo:rsid="001e3b3e" style:font-weight-asian="bold" style:font-weight-complex="bold"/>
    </style:style>
    <style:style style:name="T27" style:family="text">
      <style:text-properties fo:color="#666666" style:font-name="Bitstream Vera Sans Mono" fo:font-weight="bold" officeooo:rsid="0025aa97" style:font-weight-asian="bold" style:font-weight-complex="bold"/>
    </style:style>
    <style:style style:name="T28" style:family="text">
      <style:text-properties style:font-name="Bitstream Vera Sans Mono" fo:font-weight="bold" officeooo:rsid="001e3b3e" style:font-weight-asian="bold" style:font-weight-complex="bold"/>
    </style:style>
    <style:style style:name="T29" style:family="text">
      <style:text-properties fo:color="#5e2750" style:font-name="Ubuntu1"/>
    </style:style>
    <style:style style:name="T30" style:family="text">
      <style:text-properties fo:color="#5e2750" style:font-name="Ubuntu1" fo:font-weight="normal" style:font-weight-asian="normal" style:font-weight-complex="normal"/>
    </style:style>
    <style:style style:name="T31" style:family="text">
      <style:text-properties fo:color="#5e2750" style:font-name="Ubuntu1" fo:letter-spacing="normal" fo:font-weight="normal" style:language-asian="pt" style:country-asian="BR" style:font-weight-asian="normal" style:font-name-complex="Tahoma" style:font-weight-complex="normal"/>
    </style:style>
    <style:style style:name="T32" style:family="text">
      <style:text-properties fo:color="#800000" style:font-name="Bitstream Vera Sans Mono1" fo:font-size="11pt" fo:font-style="italic" fo:font-weight="bold" style:font-size-asian="11pt" style:font-style-asian="italic" style:font-weight-asian="bold" style:font-name-complex="Calibri" style:font-size-complex="11pt"/>
    </style:style>
    <style:style style:name="T33" style:family="text">
      <style:text-properties officeooo:rsid="0036b94f"/>
    </style:style>
    <style:style style:name="T34" style:family="text">
      <style:text-properties fo:color="#235a81" style:text-line-through-style="none" style:text-line-through-type="none" style:text-underline-style="none" style:text-blinking="false"/>
    </style:style>
    <style:style style:name="T35" style:family="text">
      <style:text-properties officeooo:rsid="003ca2ad"/>
    </style:style>
    <style:style style:name="T36" style:family="text">
      <style:text-properties fo:font-variant="normal" fo:text-transform="none" fo:color="#444444" style:font-name="sans-serif" fo:font-size="9.75pt" fo:letter-spacing="normal" fo:font-style="normal" fo:font-weight="normal"/>
    </style:style>
    <style:style style:name="T37" style:family="text">
      <style:text-properties fo:font-variant="normal" fo:text-transform="none" fo:color="#444444" style:font-name="sans-serif" fo:font-size="9.75pt" fo:letter-spacing="normal" fo:font-style="italic" fo:font-weight="normal"/>
    </style:style>
    <style:style style:name="T38" style:family="text">
      <style:text-properties fo:font-variant="normal" fo:text-transform="none" fo:color="#235a81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39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rafael.com/phpmyadmin/sql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54885204319084802" text:style-name="WW8Num18">
        <text:list-item>
          <text:h text:style-name="P68" text:outline-level="1" text:restart-numbering="true" text:start-value="-1">IDENTIFICAÇÃO DO PROJETO</text:h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 table:style-name="Tabela1.1">
          <table:table-cell table:style-name="Tabela1.A1" table:number-columns-spanned="3" office:value-type="string">
            <text:p text:style-name="P47">TÍTULO DO PROJETO</text:p>
            <text:p text:style-name="P49">Reserva on-line em uma rede hotéis</text:p>
          </table:table-cell>
          <table:covered-table-cell/>
          <table:covered-table-cell/>
          <table:table-cell table:style-name="Tabela1.D1" office:value-type="string">
            <text:p text:style-name="P47">ALIAS DO <text:s/>PROJETO</text:p>
            <text:p text:style-name="P47"/>
          </table:table-cell>
        </table:table-row>
        <table:table-row table:style-name="Tabela1.1">
          <table:table-cell table:style-name="Tabela1.A2" office:value-type="string">
            <text:p text:style-name="P47">DATA INÍCIO</text:p>
          </table:table-cell>
          <table:table-cell table:style-name="Tabela1.B2" office:value-type="string">
            <text:p text:style-name="P48">20/04/2017</text:p>
          </table:table-cell>
          <table:table-cell table:style-name="Tabela1.A2" office:value-type="string">
            <text:p text:style-name="P15">DATA DE ENTREGA DO PROJETO</text:p>
          </table:table-cell>
          <table:table-cell table:style-name="Tabela1.D2" office:value-type="string">
            <text:p text:style-name="P16"/>
          </table:table-cell>
        </table:table-row>
      </table:table>
      <text:list xml:id="list74204716084568" text:continue-numbering="true" text:style-name="WW8Num18">
        <text:list-item>
          <text:h text:style-name="P69" text:outline-level="1">DEFINIÇÃO DA EQUIPE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6">Membro</text:p>
          </table:table-cell>
          <table:table-cell table:style-name="Tabela2.B1" office:value-type="string">
            <text:p text:style-name="P36">Matrícula </text:p>
          </table:table-cell>
        </table:table-row>
        <table:table-row table:style-name="Tabela2.1">
          <table:table-cell table:style-name="Tabela2.A2" office:value-type="string">
            <text:p text:style-name="P38">Rafael Pereira da Trindade</text:p>
          </table:table-cell>
          <table:table-cell table:style-name="Tabela2.B2" office:value-type="string">
            <text:p text:style-name="P40">2016200929</text:p>
          </table:table-cell>
        </table:table-row>
        <table:table-row table:style-name="Tabela2.1">
          <table:table-cell table:style-name="Tabela2.A3" office:value-type="string">
            <text:p text:style-name="P46"><text:bookmark text:name="cch_f243544082a3f4a"/>Yuri Fernandes Gonçalves</text:p>
          </table:table-cell>
          <table:table-cell table:style-name="Tabela2.B3" office:value-type="string">
            <text:p text:style-name="P45"><text:bookmark text:name="cch_f243544082a3f4a1"/>2016200689</text:p>
          </table:table-cell>
        </table:table-row>
        <table:table-row table:style-name="Tabela2.1">
          <table:table-cell table:style-name="Tabela2.A4" office:value-type="string">
            <text:p text:style-name="P39">Lucas Peixoto de Oliveira Marins</text:p>
          </table:table-cell>
          <table:table-cell table:style-name="Tabela2.B4" office:value-type="string">
            <text:p text:style-name="P41">2016201733</text:p>
          </table:table-cell>
        </table:table-row>
        <table:table-row table:style-name="Tabela2.1">
          <table:table-cell table:style-name="Tabela2.A5" office:value-type="string">
            <text:p text:style-name="P37"/>
          </table:table-cell>
          <table:table-cell table:style-name="Tabela2.B5" office:value-type="string">
            <text:p text:style-name="P37"/>
          </table:table-cell>
        </table:table-row>
      </table:table>
      <text:list xml:id="list74203302929936" text:continue-numbering="true" text:style-name="WW8Num18">
        <text:list-item>
          <text:h text:style-name="P69" text:outline-level="1">DESCRIÇÃO DO MINIMUNDO</text:h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42"/>
          </table:table-cell>
        </table:table-row>
      </table:table>
      <text:list xml:id="list74204156207549" text:continue-numbering="true" text:style-name="WW8Num18">
        <text:list-item>
          <text:h text:style-name="P69" text:outline-level="1">MODELO CONCEITUAL</text:h>
        </text:list-item>
      </text:list>
      <text:p text:style-name="P33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6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44"/>
          </table:table-cell>
        </table:table-row>
      </table:table>
      <text:p text:style-name="P14"/>
      <text:p text:style-name="P14"><text:soft-page-break/>5. MODELO LÓGICO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8"/>
            <text:p text:style-name="P17"/>
            <text:p text:style-name="P42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</table:table-row>
      </table:table>
      <text:h text:style-name="P34" text:outline-level="1"><text:span text:style-name="T1"><text:s/></text:span>6. SCRIPT DE CRIAÇÃO DAS TABELAS</text:h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0"><text:span text:style-name="T6">CREATE</text:span> <text:span text:style-name="T6">TABLE</text:span> `acompanhante` (</text:p>
            <text:p text:style-name="P10"><text:s text:c="2"/>`id_ac` int(3) <text:span text:style-name="T8">NOT</text:span> <text:span text:style-name="T8">NULL,</text:span></text:p>
            <text:p text:style-name="P10"><text:s text:c="2"/>`acompanha_pessoa` <text:span text:style-name="T7">int</text:span>(3) <text:span text:style-name="T9">DEFAULT</text:span> <text:span text:style-name="T8">NULL</text:span></text:p>
            <text:p text:style-name="P11">) ENGINE=MyISAM <text:span text:style-name="T9">DEFAULT</text:span> <text:span text:style-name="T31">CHARSET=latin1 COLLATE=latin1_general_ci;</text:span></text:p>
          </table:table-cell>
        </table:table-row>
        <table:table-row table:style-name="Tabela6.1">
          <table:table-cell table:style-name="Tabela6.A1" office:value-type="string">
            <text:p text:style-name="P8"><text:span text:style-name="T6">CREATE</text:span> <text:span text:style-name="T6">TABLE</text:span> `cliente` (</text:p>
            <text:p text:style-name="P8"><text:s text:c="2"/>`id_cliente` int(3) <text:span text:style-name="T8">NOT</text:span> <text:span text:style-name="T8">NULL,</text:span></text:p>
            <text:p text:style-name="P8"><text:s text:c="2"/>`entrada` date <text:span text:style-name="T9">DEFAULT</text:span> <text:span text:style-name="T8">NULL,</text:span></text:p>
            <text:p text:style-name="P8"><text:s text:c="2"/>`saida` date <text:span text:style-name="T9">DEFAULT</text:span> <text:span text:style-name="T8">NULL</text:span></text:p>
            <text:p text:style-name="P9">) ENGINE=MyISAM <text:span text:style-name="T9">DEFAULT</text:span> <text:span text:style-name="T31">CHARSET=latin1 COLLATE=latin1_general_ci;</text:span></text:p>
          </table:table-cell>
        </table:table-row>
        <table:table-row table:style-name="Tabela6.1">
          <table:table-cell table:style-name="Tabela6.A1" office:value-type="string">
            <text:p text:style-name="P6"><text:span text:style-name="T6">CREATE</text:span> <text:span text:style-name="T6">TABLE</text:span> `contato` (</text:p>
            <text:p text:style-name="P6"><text:s text:c="2"/>`id_cont` int(3) <text:span text:style-name="T8">NOT</text:span> <text:span text:style-name="T8">NULL,</text:span></text:p>
            <text:p text:style-name="P6"><text:s text:c="2"/>`tel` varchar(13) <text:span text:style-name="T12">COLLATE</text:span> latin1_general_ci <text:span text:style-name="T9">DEFAULT</text:span> '(00)0000-0000',</text:p>
            <text:p text:style-name="P6"><text:s text:c="2"/>`Email` varchar(25) <text:span text:style-name="T12">COLLATE</text:span> latin1_general_ci <text:span text:style-name="T9">DEFAULT</text:span> <text:span text:style-name="T8">NULL,</text:span></text:p>
            <text:p text:style-name="P6"><text:s text:c="2"/>`cel` varchar(14) <text:span text:style-name="T12">COLLATE</text:span> latin1_general_ci <text:span text:style-name="T9">DEFAULT</text:span> '(00)90000-0000',</text:p>
            <text:p text:style-name="P6"><text:s text:c="2"/>`contato_cliente` int(3) <text:span text:style-name="T9">DEFAULT</text:span> <text:span text:style-name="T8">NULL</text:span></text:p>
            <text:p text:style-name="P7">) ENGINE=MyISAM <text:span text:style-name="T9">DEFAULT</text:span> <text:span text:style-name="T30">CHARSET=latin1 COLLATE=latin1_general_ci;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6">CREATE</text:span> <text:span text:style-name="T6">TABLE</text:span> `empresa` (</text:p>
            <text:p text:style-name="P4"><text:s text:c="2"/>`id_emp` int(3) <text:span text:style-name="T8">NOT</text:span> <text:span text:style-name="T8">NULL,</text:span></text:p>
            <text:p text:style-name="P4"><text:s text:c="2"/>`Nome` varchar(15) <text:span text:style-name="T12">COLLATE</text:span> latin1_general_ci <text:span text:style-name="T8">NOT</text:span> <text:span text:style-name="T8">NULL,</text:span></text:p>
            <text:p text:style-name="P4"><text:s text:c="2"/>`porte` enum('pequeno','médio','grande') <text:span text:style-name="T12">COLLATE</text:span> latin1_general_ci <text:span text:style-name="T8">NOT</text:span> <text:span text:style-name="T8">NULL,</text:span></text:p>
            <text:p text:style-name="P4"><text:s text:c="2"/>`CNPJ` varchar(12) <text:span text:style-name="T12">COLLATE</text:span> latin1_general_ci <text:span text:style-name="T8">NOT</text:span> <text:span text:style-name="T8">NULL,</text:span></text:p>
            <text:p text:style-name="P4"><text:s text:c="2"/>`empresa_cliente` int(3) <text:span text:style-name="T9">DEFAULT</text:span> <text:span text:style-name="T8">NULL</text:span></text:p>
            <text:p text:style-name="P5">) ENGINE=MyISAM <text:span text:style-name="T9">DEFAULT</text:span> <text:span text:style-name="T29">CHARSET=latin1 COLLATE=latin1_general_ci;</text:span></text:p>
          </table:table-cell>
        </table:table-row>
        <table:table-row table:style-name="Tabela6.1">
          <table:table-cell table:style-name="Tabela6.A1" office:value-type="string">
            <text:p text:style-name="P6"><text:span text:style-name="T6">CREATE</text:span> <text:span text:style-name="T6">TABLE</text:span> `endereço` (</text:p>
            <text:p text:style-name="P6"><text:s text:c="2"/>`id-end` smallint(6) <text:span text:style-name="T8">NOT</text:span> <text:span text:style-name="T8">NULL,</text:span></text:p>
            <text:p text:style-name="P6"><text:s text:c="2"/>`Pais` varchar(10) <text:span text:style-name="T12">COLLATE</text:span> latin1_general_ci <text:span text:style-name="T9">DEFAULT</text:span> 'Brasil',</text:p>
            <text:p text:style-name="P6"><text:s text:c="2"/>`Estado` varchar(3) <text:span text:style-name="T12">COLLATE</text:span> latin1_general_ci <text:span text:style-name="T9">DEFAULT</text:span> <text:span text:style-name="T8">NULL,</text:span></text:p>
            <text:p text:style-name="P6"><text:s text:c="2"/>`Cidade` varchar(20) <text:span text:style-name="T12">COLLATE</text:span> latin1_general_ci <text:span text:style-name="T9">DEFAULT</text:span> <text:span text:style-name="T8">NULL,</text:span></text:p>
            <text:p text:style-name="P6"><text:s text:c="2"/>`Cep` varchar(10) <text:span text:style-name="T12">COLLATE</text:span> latin1_general_ci <text:span text:style-name="T8">NOT</text:span> <text:span text:style-name="T8">NULL</text:span> <text:span text:style-name="T9">DEFAULT</text:span> '00.000-000',</text:p>
            <text:p text:style-name="P6"><text:s text:c="2"/>`end_cliente` int(3) <text:span text:style-name="T9">DEFAULT</text:span> <text:span text:style-name="T8">NULL</text:span></text:p>
            <text:p text:style-name="P7">) ENGINE=MyISAM <text:span text:style-name="T9">DEFAULT</text:span> <text:span text:style-name="T30">CHARSET=latin1 COLLATE=latin1_general_ci;</text:span></text:p>
          </table:table-cell>
        </table:table-row>
        <table:table-row table:style-name="Tabela6.6">
          <table:table-cell table:style-name="Tabela6.A1" office:value-type="string">
            <text:p text:style-name="P6"><text:span text:style-name="T6">CREATE</text:span> <text:span text:style-name="T6">TABLE</text:span> `funcionario` (</text:p>
            <text:p text:style-name="P6"><text:s text:c="2"/>`id_fun` int(3) <text:span text:style-name="T8">NOT</text:span> <text:span text:style-name="T8">NULL,</text:span></text:p>
            <text:p text:style-name="P6"><text:s text:c="2"/>`fun_pessoa` int(3) <text:span text:style-name="T8">NOT</text:span> <text:span text:style-name="T8">NULL,</text:span></text:p>
            <text:p text:style-name="P6"><text:s text:c="2"/>`fun_emp` int(3) <text:span text:style-name="T8">NOT</text:span> <text:span text:style-name="T8">NULL</text:span></text:p>
            <text:p text:style-name="P6"><text:soft-page-break/>) ENGINE=MyISAM <text:span text:style-name="T9">DEFAULT</text:span> <text:span text:style-name="T30">CHARSET=latin1 COLLATE=latin1_general_ci;</text:span></text:p>
          </table:table-cell>
        </table:table-row>
        <table:table-row table:style-name="Tabela6.6">
          <table:table-cell table:style-name="Tabela6.A7" office:value-type="string">
            <text:p text:style-name="P6"><text:span text:style-name="T6">CREATE</text:span> <text:span text:style-name="T6">TABLE</text:span> `hotel` (</text:p>
            <text:p text:style-name="P6"><text:s text:c="2"/>`id_hotel` int(3) <text:span text:style-name="T8">NOT</text:span> <text:span text:style-name="T8">NULL,</text:span></text:p>
            <text:p text:style-name="P6"><text:s text:c="2"/>`Classificação` enum('1 estrela','2 estrelas','3 estrelas','4 estrelas','5 estrelas','6 estrelas') <text:span text:style-name="T12">COLLATE</text:span> latin1_general_ci <text:span text:style-name="T9">DEFAULT</text:span> <text:span text:style-name="T8">NULL,</text:span></text:p>
            <text:p text:style-name="P6"><text:s text:c="2"/>`estado` varchar(3) <text:span text:style-name="T12">COLLATE</text:span> latin1_general_ci <text:span text:style-name="T9">DEFAULT</text:span> <text:span text:style-name="T8">NULL,</text:span></text:p>
            <text:p text:style-name="P6"><text:s text:c="2"/>`cidade` varchar(15) <text:span text:style-name="T12">COLLATE</text:span> latin1_general_ci <text:span text:style-name="T9">DEFAULT</text:span> <text:span text:style-name="T8">NULL,</text:span></text:p>
            <text:p text:style-name="P6"><text:s text:c="2"/>`Email` varchar(21) <text:span text:style-name="T12">COLLATE</text:span> latin1_general_ci <text:span text:style-name="T9">DEFAULT</text:span> 'apoio@park_hostel.com',</text:p>
            <text:p text:style-name="P6"><text:s text:c="2"/>`tel` varchar(13) <text:span text:style-name="T12">COLLATE</text:span> latin1_general_ci <text:span text:style-name="T9">DEFAULT</text:span> '(00)0000-0000',</text:p>
            <text:p text:style-name="P6"><text:s text:c="2"/>`pais` varchar(10) <text:span text:style-name="T12">COLLATE</text:span> latin1_general_ci <text:span text:style-name="T9">DEFAULT</text:span> <text:span text:style-name="T8">NULL,</text:span></text:p>
            <text:p text:style-name="P6"><text:s text:c="2"/>`Qt_quartos` int(2) <text:span text:style-name="T9">DEFAULT</text:span> <text:span text:style-name="T8">NULL</text:span></text:p>
            <text:p text:style-name="P6">) ENGINE=MyISAM <text:span text:style-name="T9">DEFAULT</text:span> <text:span text:style-name="T30">CHARSET=latin1 COLLATE=latin1_general_ci;</text:span></text:p>
          </table:table-cell>
        </table:table-row>
        <table:table-row table:style-name="Tabela6.6">
          <table:table-cell table:style-name="Tabela6.A7" office:value-type="string">
            <text:p text:style-name="P6"><text:span text:style-name="T6">CREATE</text:span> <text:span text:style-name="T6">TABLE</text:span> `identificação` (</text:p>
            <text:p text:style-name="P6"><text:s text:c="2"/>`id_id` int(3) <text:span text:style-name="T8">NOT</text:span> <text:span text:style-name="T8">NULL,</text:span></text:p>
            <text:p text:style-name="P6"><text:s text:c="2"/>`Nome` varchar(15) <text:span text:style-name="T12">COLLATE</text:span> latin1_general_ci <text:span text:style-name="T8">NOT</text:span> <text:span text:style-name="T8">NULL,</text:span></text:p>
            <text:p text:style-name="P6"><text:s text:c="2"/>`Sobrenome` varchar(15) <text:span text:style-name="T12">COLLATE</text:span> latin1_general_ci <text:span text:style-name="T9">DEFAULT</text:span> <text:span text:style-name="T8">NULL,</text:span></text:p>
            <text:p text:style-name="P6"><text:s text:c="2"/>`passaporte` varchar(12) <text:span text:style-name="T12">COLLATE</text:span> latin1_general_ci <text:span text:style-name="T9">DEFAULT</text:span> <text:span text:style-name="T8">NULL,</text:span></text:p>
            <text:p text:style-name="P6"><text:s text:c="2"/>`RG` varchar(12) <text:span text:style-name="T12">COLLATE</text:span> latin1_general_ci <text:span text:style-name="T9">DEFAULT</text:span> '00.000.000-0',</text:p>
            <text:p text:style-name="P6"><text:s text:c="2"/>`ident_pessoa` int(3) <text:span text:style-name="T9">DEFAULT</text:span> <text:span text:style-name="T8">NULL</text:span></text:p>
            <text:p text:style-name="P6">) ENGINE=MyISAM <text:span text:style-name="T9">DEFAULT</text:span> <text:span text:style-name="T30">CHARSET=latin1 COLLATE=latin1_general_ci;</text:span></text:p>
          </table:table-cell>
        </table:table-row>
        <table:table-row table:style-name="Tabela6.6">
          <table:table-cell table:style-name="Tabela6.A7" office:value-type="string">
            <text:p text:style-name="P6"><text:span text:style-name="T6">CREATE</text:span> <text:span text:style-name="T6">TABLE</text:span> `pessoa` (</text:p>
            <text:p text:style-name="P6"><text:s text:c="2"/>`id_pessoa` int(3) <text:span text:style-name="T8">NOT</text:span> <text:span text:style-name="T8">NULL,</text:span></text:p>
            <text:p text:style-name="P6"><text:s text:c="2"/>`pessoa_cliente` int(3) <text:span text:style-name="T9">DEFAULT</text:span> <text:span text:style-name="T8">NULL</text:span></text:p>
            <text:p text:style-name="P6">) ENGINE=MyISAM <text:span text:style-name="T9">DEFAULT</text:span> <text:span text:style-name="T30">CHARSET=latin1 COLLATE=latin1_general_ci;</text:span></text:p>
          </table:table-cell>
        </table:table-row>
        <table:table-row table:style-name="Tabela6.6">
          <table:table-cell table:style-name="Tabela6.A10" office:value-type="string">
            <text:p text:style-name="P6"><text:span text:style-name="T6">CREATE</text:span> <text:span text:style-name="T6">TABLE</text:span> `quarto` (</text:p>
            <text:p text:style-name="P6"><text:s text:c="2"/>`id_quarto` int(3) <text:span text:style-name="T8">NOT</text:span> <text:span text:style-name="T8">NULL,</text:span></text:p>
            <text:p text:style-name="P6"><text:s text:c="2"/>`Diaria` decimal(5,2) <text:span text:style-name="T9">DEFAULT</text:span> <text:span text:style-name="T8">NULL,</text:span></text:p>
            <text:p text:style-name="P6"><text:s text:c="2"/>`NumQuarto` int(4) <text:span text:style-name="T8">NOT</text:span> <text:span text:style-name="T8">NULL,</text:span></text:p>
            <text:p text:style-name="P6"><text:s text:c="2"/>`Andar` smallint(3) <text:span text:style-name="T9">DEFAULT</text:span> <text:span text:style-name="T8">NULL,</text:span></text:p>
            <text:p text:style-name="P6"><text:s text:c="2"/>`quarto_cliente` int(3) <text:span text:style-name="T9">DEFAULT</text:span> <text:span text:style-name="T8">NULL,</text:span></text:p>
            <text:p text:style-name="P6"><text:s text:c="2"/>`quarto_hotel` int(3) <text:span text:style-name="T9">DEFAULT</text:span> <text:span text:style-name="T8">NULL</text:span></text:p>
            <text:p text:style-name="P6">) ENGINE=MyISAM <text:span text:style-name="T9">DEFAULT</text:span> <text:span text:style-name="T30">CHARSET=latin1 COLLATE=latin1_general_ci;</text:span></text:p>
          </table:table-cell>
        </table:table-row>
      </table:table>
      <text:h text:style-name="P34" text:outline-level="1">7. SCRIPT DE INSERÇÃO DE REGISTROS</text:h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5">[INSERT TABELA 01]</text:p>
            <text:p text:style-name="P56">INSERT INTO `acompanhante` (`id_ac`, `acompanha_pessoa`) VALUES</text:p>
            <text:p text:style-name="P56">(1, 3),</text:p>
            <text:p text:style-name="P56">(2, 4),</text:p>
            <text:p text:style-name="P56">(3, 21),</text:p>
            <text:p text:style-name="P56">(4, 23),</text:p>
            <text:p text:style-name="P56">(5, 25),</text:p>
            <text:p text:style-name="P56">(6, 27),</text:p>
            <text:p text:style-name="P56">(7, 29),</text:p>
            <text:p text:style-name="P56">(8, 31),</text:p>
            <text:p text:style-name="P56">(9, 33),</text:p>
            <text:p text:style-name="P56">(10, 35),</text:p>
            <text:p text:style-name="P56">(11, 37),</text:p>
            <text:p text:style-name="P56">(12, 39),</text:p>
            <text:p text:style-name="P56">(16, 3),</text:p>
            <text:p text:style-name="P56">(15, 4),</text:p>
            <text:p text:style-name="P56">(14, 21),</text:p>
            <text:p text:style-name="P56">(13, 23),</text:p>
            <text:p text:style-name="P56">(18, 3),</text:p>
            <text:p text:style-name="P56">(19, 31);</text:p>
          </table:table-cell>
        </table:table-row>
        <text:soft-page-break/>
        <table:table-row table:style-name="Tabela7.1">
          <table:table-cell table:style-name="Tabela7.A1" office:value-type="string">
            <text:p text:style-name="P58">[INSERT TABELA 02]</text:p>
            <text:p text:style-name="P57">INSERT INTO `cliente` (`id_cliente`, `entrada`, `saida`) VALUES</text:p>
            <text:p text:style-name="P57">(1, '2017-04-01', '2017-04-04'),</text:p>
            <text:p text:style-name="P57">(2, '2017-04-12', '2017-04-16'),</text:p>
            <text:p text:style-name="P57">(3, '2017-04-11', '2017-04-13'),</text:p>
            <text:p text:style-name="P57">(4, '2017-04-01', '2017-04-03'),</text:p>
            <text:p text:style-name="P57">(5, '2017-04-10', '2017-04-11'),</text:p>
            <text:p text:style-name="P57">(6, '2017-04-14', '2017-04-18'),</text:p>
            <text:p text:style-name="P57">(7, '2017-04-15', '2017-04-20'),</text:p>
            <text:p text:style-name="P57">(8, '2017-03-30', '2017-04-05'),</text:p>
            <text:p text:style-name="P57">(9, '2017-04-10', '2017-04-12'),</text:p>
            <text:p text:style-name="P57">(10, '2017-02-25', '2017-03-01'),</text:p>
            <text:p text:style-name="P57">(11, '2017-03-12', '2017-03-15'),</text:p>
            <text:p text:style-name="P57">(12, '2017-04-20', '2017-04-26'),</text:p>
            <text:p text:style-name="P57">(13, '2017-04-01', '2017-04-03'),</text:p>
            <text:p text:style-name="P57">(14, '2017-03-20', '2017-03-21'),</text:p>
            <text:p text:style-name="P57">(15, '2017-03-05', '2017-03-08'),</text:p>
            <text:p text:style-name="P57">(16, '2017-03-09', '2017-03-11'),</text:p>
            <text:p text:style-name="P57">(17, '2017-04-10', '2017-04-16'),</text:p>
            <text:p text:style-name="P57">(18, '2017-04-07', '2017-04-09'),</text:p>
            <text:p text:style-name="P57">(19, '2017-04-17', '2017-04-20'),</text:p>
            <text:p text:style-name="P57">(20, '2017-03-01', '2017-03-09'),</text:p>
            <text:p text:style-name="P57">(21, '2017-04-20', '2017-04-23'),</text:p>
            <text:p text:style-name="P57">(22, '2017-04-02', '2017-04-12'),</text:p>
            <text:p text:style-name="P57">(23, '2017-04-15', '2017-04-22'),</text:p>
            <text:p text:style-name="P57">(24, '2017-04-10', '2017-04-14'),</text:p>
            <text:p text:style-name="P57">(25, '2017-04-01', '2017-04-04'),</text:p>
            <text:p text:style-name="P57">(26, '2017-04-12', '2017-04-16'),</text:p>
            <text:p text:style-name="P57">(27, '2017-04-11', '2017-04-13'),</text:p>
            <text:p text:style-name="P57">(28, '2017-04-11', '2017-04-13'),</text:p>
            <text:p text:style-name="P57">(29, '2017-04-01', '2017-04-03'),</text:p>
            <text:p text:style-name="P57">(30, '2017-04-10', '2017-04-11'),</text:p>
            <text:p text:style-name="P57">(31, '2017-04-14', '2017-04-18'),</text:p>
            <text:p text:style-name="P57">(32, '2017-04-15', '2017-04-20'),</text:p>
            <text:p text:style-name="P57">(33, '2017-03-30', '2017-04-05'),</text:p>
            <text:p text:style-name="P57">(34, '2017-04-10', '2017-04-12'),</text:p>
            <text:p text:style-name="P57">(35, '2017-02-25', '2017-03-01'),</text:p>
            <text:p text:style-name="P57">(36, '2017-03-12', '2017-03-15'),</text:p>
            <text:p text:style-name="P57">(37, '2017-04-20', '2017-04-26'),</text:p>
            <text:p text:style-name="P57">(38, '2017-04-01', '2017-04-03'),</text:p>
            <text:p text:style-name="P57">(39, '2017-03-20', '2017-03-21'),</text:p>
            <text:p text:style-name="P57">(40, '2017-03-05', '2017-03-08'),</text:p>
            <text:p text:style-name="P57">(41, '2017-03-09', '2017-03-11'),</text:p>
            <text:p text:style-name="P57">(42, '2017-04-10', '2017-04-16'),</text:p>
            <text:p text:style-name="P57">(43, '2017-04-07', '2017-04-09'),</text:p>
            <text:p text:style-name="P57">(44, '2017-04-17', '2017-04-20'),</text:p>
            <text:p text:style-name="P57">(45, '2017-03-01', '2017-03-09'),</text:p>
            <text:p text:style-name="P57">(46, '2017-04-20', '2017-04-23'),</text:p>
            <text:p text:style-name="P57">(47, '2017-04-02', '2017-04-12'),</text:p>
            <text:p text:style-name="P57">(48, '2017-04-15', '2017-04-22'),</text:p>
            <text:p text:style-name="P57">(49, '2017-04-10', '2017-04-14');</text:p>
          </table:table-cell>
        </table:table-row>
        <table:table-row table:style-name="Tabela7.1">
          <table:table-cell table:style-name="Tabela7.A1" office:value-type="string">
            <text:p text:style-name="P59">INSERT INTO `contato` (`id_cont`, `tel`, `Email`, `cel`, `contato_cliente`) VALUES</text:p>
            <text:p text:style-name="P59">(1, '(35)2456-8765', 'amanda225@gmail.com', '(35)98245-8765', 1),</text:p>
            <text:p text:style-name="P59">(2, '(24)3274-5456', 'brunosan12@gmail.com', '(24)99876-5456', 2),</text:p>
            <text:p text:style-name="P59">(3, '(13)2478-5500', 'contato@santosfc.com', NULL, 3),</text:p>
            <text:p text:style-name="P59">(4, '(18)2790-4366', 'GiovannaRocha@rhyta.com', '(18)5719404', 4),</text:p>
            <text:p text:style-name="P59">(5, '(31)4781-9862', 'LiviaFerreira@gmail.com', '(31)2887689', 5),</text:p>
            <text:p text:style-name="P59"><text:soft-page-break/>(6, '(19)3145-4699', 'matheusArauj@gmail.com', '(19)5718455', 6),</text:p>
            <text:p text:style-name="P59">(7, '(27)2081006', 'martimalves@rgmail.com', '(27)9710-8630', 7),</text:p>
            <text:p text:style-name="P59">(8, '(33)3860-5337', 'ManuelaAlmeida@gmail.com', '(33)288-9827', 8),</text:p>
            <text:p text:style-name="P59">(9, '(11)8769-4002', 'LuisGomes@gmail.com', '(11)9978-6688', 9),</text:p>
            <text:p text:style-name="P59">(10, '(51)8730-2854', 'AnnaCastro@hotmail.com', '(51)9998-3202', 10),</text:p>
            <text:p text:style-name="P59">(11, '(61)6323-3129', 'DanielSantos@hotmail.com', NULL, 11),</text:p>
            <text:p text:style-name="P59">(12, '(31)8672-5947', 'Brunasantos@hotmail.com', '(31)9936-4150', 12),</text:p>
            <text:p text:style-name="P59">(13, '(71)3512-2241', 'MartimBarros@gmail.com', '(71)9998-3320', 13),</text:p>
            <text:p text:style-name="P59">(14, '(77)9305-8962', 'AliceOliveira@gmail.com', '(77)9991-6445', 14),</text:p>
            <text:p text:style-name="P59">(15, '(66)4287-5257', 'SofiaRocha@gmail.com', '(66)99361389', 15),</text:p>
            <text:p text:style-name="P59">(16, '(77)5354-7037', 'JuliaAlmeida@hotmail.com', '(77)9991-3025', 16),</text:p>
            <text:p text:style-name="P59">(17, NULL, 'MatildePereira@gmail.com', '(34)9531-9443', 17),</text:p>
            <text:p text:style-name="P59">(18, '(62)7074-3310', 'VitoriaLima@hotmail.com', '(62)9991-6088', 18),</text:p>
            <text:p text:style-name="P59">(19, '(71)3721-5198', 'JoseOliveira@oliveira.com', '(71)99917669', 19),</text:p>
            <text:p text:style-name="P59">(20, '(21)2876-4854', 'BrendaAlmeida@hotmail.com', '(21)9936-4404', 20),</text:p>
            <text:p text:style-name="P59">(21, '(11)5409-4606', 'SarahCastro@gmail.com', '(11)9978-3202', 21),</text:p>
            <text:p text:style-name="P59">(22, NULL, 'VitorCarvalho@gmail.com', '(00)90000-0000', 22),</text:p>
            <text:p text:style-name="P59">(23, '(71)2049-4918', 'EduardaCardoso@gmail.com', '(71)9991-0550', 23),</text:p>
            <text:p text:style-name="P59">(24, '(49)3833-4879', 'PedroAraujo@hotmail.com', '(49)9936-1517', 24),</text:p>
            <text:p text:style-name="P59">(25, '(71)7993-2254', 'gabrielbarbosa@gmail.com', '(71)9998-1389', 25),</text:p>
            <text:p text:style-name="P59">(26, '(11)7149-5251', 'LuisDiasPinto@hotmail.com', '(11)9978-7771', 26),</text:p>
            <text:p text:style-name="P59">(27, '(51)3926-4613', 'LuizaDias@gmail.com', '(51)9936-4835', 27),</text:p>
            <text:p text:style-name="P59">(28, '(14)9240-3205', 'BeatrizGomes@gmail.com', '(14)5571-1389', 28),</text:p>
            <text:p text:style-name="P59">(29, '(21)3979-4651', 'VitorGomes@hotmail.com', '(21)9936-9404', 29),</text:p>
            <text:p text:style-name="P59">(30, '(41)9998-0156', 'KauanDiasSousa@gmail.com', NULL, 30),</text:p>
            <text:p text:style-name="P59">(31, '(19)8208-7165', 'JulioCarvalho@gmail.com', '(19)9936-2024', 31),</text:p>
            <text:p text:style-name="P59">(67, '(35)2456-8765', 'amanda225@gmail.com', '(35)98245-8765', 1),</text:p>
            <text:p text:style-name="P59">(52, '(24)3274-5456', 'brunosan12@gmail.com', '(24)99876-5456', 2),</text:p>
            <text:p text:style-name="P59">(53, '(13)2478-5500', 'contato@santosfc.com', NULL, 3),</text:p>
            <text:p text:style-name="P59">(54, '(18)2790-4366', 'GiovannaRocha@rhyta.com', '(18)5719404', 4),</text:p>
            <text:p text:style-name="P59">(55, '(31)4781-9862', 'LiviaFerreira@gmail.com', '(31)2887689', 5),</text:p>
            <text:p text:style-name="P59">(56, '(19)3145-4699', 'matheusArauj@gmail.com', '(19)5718455', 6),</text:p>
            <text:p text:style-name="P59">(57, '(27)2081006', 'martimalves@rgmail.com', '(27)9710-8630', 7),</text:p>
            <text:p text:style-name="P59">(58, '(33)3860-5337', 'ManuelaAlmeida@gmail.com', '(33)288-9827', 8),</text:p>
            <text:p text:style-name="P59">(59, '(11)8769-4002', 'LuisGomes@gmail.com', '(11)9978-6688', 9),</text:p>
            <text:p text:style-name="P59">(60, '(51)8730-2854', 'AnnaCastro@hotmail.com', '(51)9998-3202', 10),</text:p>
            <text:p text:style-name="P59">(61, '(61)6323-3129', 'DanielSantos@hotmail.com', NULL, 11),</text:p>
            <text:p text:style-name="P59">(62, '(31)8672-5947', 'Brunasantos@hotmail.com', '(31)9936-4150', 12),</text:p>
            <text:p text:style-name="P59">(63, '(71)3512-2241', 'MartimBarros@gmail.com', '(71)9998-3320', 13),</text:p>
            <text:p text:style-name="P59">(64, '(77)9305-8962', 'AliceOliveira@gmail.com', '(77)9991-6445', 14),</text:p>
            <text:p text:style-name="P59">(65, '(66)4287-5257', 'SofiaRocha@gmail.com', '(66)99361389', 15),</text:p>
            <text:p text:style-name="P59">(66, '(77)5354-7037', 'JuliaAlmeida@hotmail.com', '(77)9991-3025', 16),</text:p>
            <text:p text:style-name="P59">(95, '(18)2790-4366', 'GiovannaRocha@rhyta.com', '(18)5719404', 4),</text:p>
            <text:p text:style-name="P59">(94, '(31)4781-9862', 'LiviaFerreira@gmail.com', '(31)2887689', 5),</text:p>
            <text:p text:style-name="P59">(93, '(19)3145-4699', 'matheusArauj@gmail.com', '(19)5718455', 6),</text:p>
            <text:p text:style-name="P59">(92, '(27)2081006', 'martimalves@rgmail.com', '(27)9710-8630', 7),</text:p>
            <text:p text:style-name="P59">(91, '(33)3860-5337', 'ManuelaAlmeida@gmail.com', '(33)288-9827', 8),</text:p>
            <text:p text:style-name="P59">(90, '(11)8769-4002', 'LuisGomes@gmail.com', '(11)9978-6688', 9),</text:p>
            <text:p text:style-name="P59">(89, '(51)8730-2854', 'AnnaCastro@hotmail.com', '(51)9998-3202', 10),</text:p>
            <text:p text:style-name="P59">(88, '(61)6323-3129', 'DanielSantos@hotmail.com', NULL, 11),</text:p>
            <text:p text:style-name="P59">(87, '(31)8672-5947', 'Brunasantos@hotmail.com', '(31)9936-4150', 12),</text:p>
            <text:p text:style-name="P59">(86, '(71)3512-2241', 'MartimBarros@gmail.com', '(71)9998-3320', 13),</text:p>
            <text:p text:style-name="P59">(85, '(77)9305-8962', 'AliceOliveira@gmail.com', '(77)9991-6445', 14),</text:p>
            <text:p text:style-name="P59">(84, '(66)4287-5257', 'SofiaRocha@gmail.com', '(66)99361389', 15),</text:p>
            <text:p text:style-name="P59">(83, '(77)5354-7037', 'JuliaAlmeida@hotmail.com', '(77)9991-3025', 16),</text:p>
            <text:p text:style-name="P59">(82, NULL, 'MatildePereira@gmail.com', '(34)9531-9443', 17),</text:p>
            <text:p text:style-name="P59">(81, '(62)7074-3310', 'VitoriaLima@hotmail.com', '(62)9991-6088', 18),</text:p>
            <text:p text:style-name="P59"><text:soft-page-break/>(80, '(71)3721-5198', 'JoseOliveira@oliveira.com', '(71)99917669', 19),</text:p>
            <text:p text:style-name="P59">(79, '(21)2876-4854', 'BrendaAlmeida@hotmail.com', '(21)9936-4404', 20),</text:p>
            <text:p text:style-name="P59">(78, '(11)5409-4606', 'SarahCastro@gmail.com', '(11)9978-3202', 21),</text:p>
            <text:p text:style-name="P59">(77, NULL, 'VitorCarvalho@gmail.com', '(00)90000-0000', 22),</text:p>
            <text:p text:style-name="P59">(76, '(71)2049-4918', 'EduardaCardoso@gmail.com', '(71)9991-0550', 23),</text:p>
            <text:p text:style-name="P59">(75, '(49)3833-4879', 'PedroAraujo@hotmail.com', '(49)9936-1517', 24),</text:p>
            <text:p text:style-name="P59">(74, '(71)7993-2254', 'gabrielbarbosa@gmail.com', '(71)9998-1389', 25),</text:p>
            <text:p text:style-name="P59">(73, '(11)7149-5251', 'LuisDiasPinto@hotmail.com', '(11)9978-7771', 26),</text:p>
            <text:p text:style-name="P59">(72, '(51)3926-4613', 'LuizaDias@gmail.com', '(51)9936-4835', 27),</text:p>
            <text:p text:style-name="P59">(71, '(14)9240-3205', 'BeatrizGomes@gmail.com', '(14)5571-1389', 28),</text:p>
            <text:p text:style-name="P59">(70, '(21)3979-4651', 'VitorGomes@hotmail.com', '(21)9936-9404', 29),</text:p>
            <text:p text:style-name="P59">(69, '(41)9998-0156', 'KauanDiasSousa@gmail.com', NULL, 30),</text:p>
            <text:p text:style-name="P59">(68, '(19)8208-7165', 'JulioCarvalho@gmail.com', '(19)9936-2024', 31),</text:p>
            <text:p text:style-name="P59">(98, '(35)2456-8765', 'amanda225@gmail.com', '(35)98245-8765', 1),</text:p>
            <text:p text:style-name="P59">(97, '(24)3274-5456', 'brunosan12@gmail.com', '(24)99876-5456', 2),</text:p>
            <text:p text:style-name="P59">(96, '(13)2478-5500', 'contato@santosfc.com', NULL, 3),</text:p>
            <text:p text:style-name="P59">(100, '(35)2456-8765', 'amanda225@gmail.com', '(35)98245-8765', 1),</text:p>
            <text:p text:style-name="P59">(101, '(24)3274-5456', 'brunosan12@gmail.com', '(24)99876-5456', 2),</text:p>
            <text:p text:style-name="P59">(102, '(13)2478-5500', 'contato@santosfc.com', NULL, 3),</text:p>
            <text:p text:style-name="P59">(99, '(18)2790-4366', 'GiovannaRocha@rhyta.com', '(18)5719404', 4);</text:p>
          </table:table-cell>
        </table:table-row>
        <table:table-row table:style-name="Tabela7.1">
          <table:table-cell table:style-name="Tabela7.A4" office:value-type="string">
            <text:p text:style-name="P59">INSERT INTO `empresa` (`id_emp`, `Nome`, `porte`, `CNPJ`, `empresa_cliente`) VALUES</text:p>
            <text:p text:style-name="P59">(1, 'Santos FC', 'grande', '123.456-78', 3),</text:p>
            <text:p text:style-name="P59">(2, 'Minas TC', 'médio', '321.456-78', 7),</text:p>
            <text:p text:style-name="P59">(3, 'Rede Globo', 'grande', '456.123-78', 16);</text:p>
          </table:table-cell>
        </table:table-row>
        <table:table-row table:style-name="Tabela7.1">
          <table:table-cell table:style-name="Tabela7.A1" office:value-type="string">
            <text:p text:style-name="P59">INSERT INTO `endereço` (`id-end`, `Pais`, `Estado`, `Cidade`, `Cep`, `end_cliente`) VALUES</text:p>
            <text:p text:style-name="P59">(1, 'Brasil', 'MG', 'Belo Horizonte', '12.654-741', 1),</text:p>
            <text:p text:style-name="P59">(2, 'Brasil', 'RJ', 'Petropolis', '21.753-951', 2),</text:p>
            <text:p text:style-name="P59">(3, 'Brasil', 'SP', 'Samtos', '12.105-241', 3),</text:p>
            <text:p text:style-name="P59">(4, 'Brasil', 'MG', 'Uberaba', '38080-612', 4),</text:p>
            <text:p text:style-name="P59">(5, 'Brasil', 'MG', 'Pará de Minas', '35660-307', 5),</text:p>
            <text:p text:style-name="P59">(6, 'Brasil', 'SP', 'Guarulhos', '07180-150', 6),</text:p>
            <text:p text:style-name="P59">(7, 'Brasil', 'CE', 'Crato', '63106-250', 7),</text:p>
            <text:p text:style-name="P59">(8, 'Brasil', 'MS', 'Ponta Porã', '79906-492', 8),</text:p>
            <text:p text:style-name="P59">(9, 'Brasil', 'DF', 'Brasília', '70237-130', 9),</text:p>
            <text:p text:style-name="P59">(10, 'Brasil', 'RO', 'Ji-Paraná', '76900-081', 10),</text:p>
            <text:p text:style-name="P59">(11, 'Brasil', 'AC', 'Rio Branco', '69906-272', 11),</text:p>
            <text:p text:style-name="P59">(12, 'Brasil', 'SP', 'São Paulo', '03578-110', 12),</text:p>
            <text:p text:style-name="P59">(13, 'Brasil', 'SP', 'Itapira', '13971-080', 13),</text:p>
            <text:p text:style-name="P59">(14, 'Brasil', 'AM', 'Manaus', '69096-030', 14),</text:p>
            <text:p text:style-name="P59">(15, 'Brasil', 'PE', 'Recife', '52080-247', 15),</text:p>
            <text:p text:style-name="P59">(16, 'Brasil', 'AL', 'Maceió', '57081-137', 16),</text:p>
            <text:p text:style-name="P59">(17, 'Brasil', 'MA', 'São Luís', '65082-684', 17),</text:p>
            <text:p text:style-name="P59">(18, 'Brasil', 'SE', 'Aracaju', '49003-364', 18),</text:p>
            <text:p text:style-name="P59">(19, 'Brasil', 'SC', 'Araranguá', '88911-496', 19),</text:p>
            <text:p text:style-name="P59">(20, 'Brasil', 'PA', 'Castanhal', '68742-504', 20),</text:p>
            <text:p text:style-name="P59">(21, 'Brasil', 'RR', 'Boa Vista', '69304-972', 21),</text:p>
            <text:p text:style-name="P59">(22, 'Brasil', 'ES', 'Vila Velha', '29104-018', 22),</text:p>
            <text:p text:style-name="P59">(23, 'Brasil', 'PI', 'Parnaíba', '64217-230', 23),</text:p>
            <text:p text:style-name="P59">(24, 'Brasil', 'PE', 'Camaragibe', '54774-615', 24),</text:p>
            <text:p text:style-name="P59">(25, 'Brasil', 'PB', 'Campina Grande', '58432-470', 25),</text:p>
            <text:p text:style-name="P59">(26, 'Brasil', 'MA', 'Imperatriz', '65916-495', 26),</text:p>
            <text:p text:style-name="P59">(27, 'Brasil', 'SC', 'Itajaí', '88308-700', 27),</text:p>
            <text:p text:style-name="P59">(28, 'Brasil', 'AL', 'Maceió', '57015-572', 28),</text:p>
            <text:p text:style-name="P59">(29, 'Brasil', 'ES', 'Vitória', '29032-371', 29),</text:p>
            <text:p text:style-name="P59">(30, 'Brasil', 'GO', 'Rio Verde', '75905-440', 30),</text:p>
            <text:p text:style-name="P59">(31, 'Brasil', 'GO', 'Anápolis', '75145-425', 31),</text:p>
            <text:p text:style-name="P59">(32, 'Brasil', 'DF', 'Brasília', '70655-612', 32),</text:p>
            <text:p text:style-name="P59"><text:soft-page-break/>(33, 'Brasil', 'MS', 'Campo Grande', '79037-804', 33),</text:p>
            <text:p text:style-name="P59">(34, 'Brasil', 'AP', 'Macapá', '68909-697', 34),</text:p>
            <text:p text:style-name="P59">(35, 'Brasil', 'PI', 'Teresina', '64020-635', 35),</text:p>
            <text:p text:style-name="P59">(36, 'Brasil', 'AM', 'Manaus', '69018-622', 36),</text:p>
            <text:p text:style-name="P59">(37, 'Brasil', 'PE', 'Recife', '52040-221', 37),</text:p>
            <text:p text:style-name="P59">(38, 'Brasil', 'AL', 'Arapiraca', '57303-130', 38),</text:p>
            <text:p text:style-name="P59">(39, 'Brasil', 'RS', 'São Leopoldo', '93044-160', 39),</text:p>
            <text:p text:style-name="P59">(40, 'Brasil', 'RO', 'Porto Velho', '76829-385', 40),</text:p>
            <text:p text:style-name="P59">(41, 'Brasil', 'SC', 'Palhoça', '88135-380', 41),</text:p>
            <text:p text:style-name="P59">(42, 'Brasil', 'MG', 'Itaúna', '35681-012', 42),</text:p>
            <text:p text:style-name="P59">(43, 'Brasil', 'MT', 'Rondonópolis', '78720-520', 43),</text:p>
            <text:p text:style-name="P59">(44, 'Brasil', 'BA', 'Itabuna', '45607-003', 44),</text:p>
            <text:p text:style-name="P59">(45, 'Brasil', 'MG', 'Contagem', '32040-360', 45),</text:p>
            <text:p text:style-name="P59">(46, 'Brasil', 'GO', 'Luziânia', '72837-110', 46),</text:p>
            <text:p text:style-name="P59">(47, 'Brasil', 'PI', 'Teresina', '64039-550', 47),</text:p>
            <text:p text:style-name="P59">(48, 'Brasil', 'PR', 'Curitiba', '80240-590', 48),</text:p>
            <text:p text:style-name="P59">(49, 'Brasil', 'MT', 'Cuiabá', '78088-413', 49),</text:p>
            <text:p text:style-name="P59">(50, 'Brasil', 'AL', 'Arapiraca', '57301-381', 50),</text:p>
            <text:p text:style-name="P59">(51, 'Brasil', 'PE', 'Igarassu', '53605-747', 51);</text:p>
          </table:table-cell>
        </table:table-row>
        <table:table-row table:style-name="Tabela7.1">
          <table:table-cell table:style-name="Tabela7.A1" office:value-type="string">
            <text:p text:style-name="P59">INSERT INTO `funcionario` (`id_fun`, `fun_pessoa`, `fun_emp`) VALUES</text:p>
            <text:p text:style-name="P59">(1, 5, 1),</text:p>
            <text:p text:style-name="P59">(2, 6, 1),</text:p>
            <text:p text:style-name="P59">(3, 7, 1),</text:p>
            <text:p text:style-name="P59">(4, 8, 1),</text:p>
            <text:p text:style-name="P59">(5, 9, 1),</text:p>
            <text:p text:style-name="P59">(6, 10, 1),</text:p>
            <text:p text:style-name="P59">(7, 11, 1),</text:p>
            <text:p text:style-name="P59">(8, 12, 1),</text:p>
            <text:p text:style-name="P59">(9, 13, 1),</text:p>
            <text:p text:style-name="P59">(10, 14, 1),</text:p>
            <text:p text:style-name="P59">(11, 15, 1),</text:p>
            <text:p text:style-name="P59">(12, 16, 1),</text:p>
            <text:p text:style-name="P59">(13, 17, 1),</text:p>
            <text:p text:style-name="P59">(14, 18, 1),</text:p>
            <text:p text:style-name="P59">(15, 19, 1),</text:p>
            <text:p text:style-name="P59">(16, 26, 2),</text:p>
            <text:p text:style-name="P59">(17, 27, 2),</text:p>
            <text:p text:style-name="P59">(18, 65, 2),</text:p>
            <text:p text:style-name="P59">(19, 64, 2),</text:p>
            <text:p text:style-name="P59">(20, 45, 3),</text:p>
            <text:p text:style-name="P59">(21, 46, 3),</text:p>
            <text:p text:style-name="P59">(22, 47, 3),</text:p>
            <text:p text:style-name="P59">(23, 42, 3);</text:p>
          </table:table-cell>
        </table:table-row>
        <table:table-row table:style-name="Tabela7.1">
          <table:table-cell table:style-name="Tabela7.A4" office:value-type="string">
            <text:p text:style-name="P59">INSERT INTO `hotel` (`id_hotel`, `Classificação`, `estado`, `cidade`, `Email`, `tel`, `pais`, `Qt_quartos`) VALUES</text:p>
            <text:p text:style-name="P59">(3, '5 estrelas', 'PR', 'Curitiba', 'apoio@park_hostel.com', '(41)6452-8591', 'Brasil', 14),</text:p>
            <text:p text:style-name="P59">(1, '4 estrelas', 'RJ', 'Rio de Janeiro', 'apoio@park_hostel.com', '(21)7945-0432', 'Brasil', 16),</text:p>
            <text:p text:style-name="P59">(2, '3 estrelas', 'SP', 'São Paulo', 'apoio@park_hostel.com', '(11)4972-3488', 'Brasil', 10),</text:p>
            <text:p text:style-name="P59">(5, '6 estrelas', 'DF', 'Brasília', 'apoio@park_hostel.com', '(61)9934-7489', 'Brasil', 12),</text:p>
            <text:p text:style-name="P59">(6, '4 estrelas', 'MG', 'Belo Horizonte', 'apoio@park_hostel.com', '(31)7789-4561', 'Brasil', 14),</text:p>
            <text:p text:style-name="P59">(4, '4 estrelas', 'PE', 'Recife', 'apoio@park_hostel.com', '(81)7865-3942', 'Brasil', 16);</text:p>
          </table:table-cell>
        </table:table-row>
        <table:table-row table:style-name="Tabela7.1">
          <table:table-cell table:style-name="Tabela7.A4" office:value-type="string">
            <text:p text:style-name="P59">INSERT INTO `identificação` (`id_id`, `Nome`, `Sobrenome`, `passaporte`, `RG`, `ident_pessoa`) VALUES</text:p>
            <text:p text:style-name="P59">(1, 'Amanda', 'Miranda', NULL, '28.032.787-4', 1),</text:p>
            <text:p text:style-name="P59">(2, 'Bruno', 'Santos', '1452.3654.75', '18.798.452-0', 2),</text:p>
            <text:p text:style-name="P59">(3, 'Alice', 'Miranda', NULL, '29.478.824-3', 3),</text:p>
            <text:p text:style-name="P59">(4, 'Clarissa', 'Santos', '1455.679.246', '27.737.952-1', 4),</text:p>
            <text:p text:style-name="P59">(5, 'Bernardo', 'Oliveira', '1457.8956.59', '40.326.527-7', 5),</text:p>
            <text:p text:style-name="P59"><text:soft-page-break/>(6, 'Chales', 'Costa', NULL, '42.492.901-6', 6),</text:p>
            <text:p text:style-name="P59">(7, 'Felipe', 'Lorenzo', '', '28.262.696-7', 7),</text:p>
            <text:p text:style-name="P59">(8, 'Gabriel', 'Lorenzo', NULL, '28.262.696-8', 8),</text:p>
            <text:p text:style-name="P59">(9, 'Pietro', 'Diogo', NULL, '28.550.895-7', 9),</text:p>
            <text:p text:style-name="P59">(10, 'Luiz', 'Yuri', NULL, '13.875.444-5', 10),</text:p>
            <text:p text:style-name="P59">(11, 'Lucas', 'Peixoto', NULL, '36.504.812-4', 11),</text:p>
            <text:p text:style-name="P59">(12, 'Iago', 'Samuel', NULL, '20.751.108-1', 12),</text:p>
            <text:p text:style-name="P59">(13, 'Diego', 'João', NULL, '42.359.196-4', 13),</text:p>
            <text:p text:style-name="P59">(14, 'Matheus', 'André', NULL, '13.347.238-3', 14),</text:p>
            <text:p text:style-name="P59">(15, 'Theo', 'Bernardo', NULL, '18.471.291-9', 15),</text:p>
            <text:p text:style-name="P59">(16, 'Rafael', 'Felipe', NULL, '49.330.865-9', 16),</text:p>
            <text:p text:style-name="P59">(17, 'Bryan', 'Julio', NULL, '18.036.176-4', 17),</text:p>
            <text:p text:style-name="P59">(18, 'Henry', 'Marcelo', NULL, '11.265.620-1', 18),</text:p>
            <text:p text:style-name="P59">(19, 'Vitor', 'Calebe', NULL, '17.531.390-8', 19),</text:p>
            <text:p text:style-name="P59">(20, 'Luan', 'Eurico', NULL, '40.850.953-3', 20),</text:p>
            <text:p text:style-name="P59">(21, 'Erick', 'Fernando', NULL, '26.285.333-4', 21),</text:p>
            <text:p text:style-name="P59">(22, 'Tómas', 'Danilo', NULL, '17.774.870-9', 22),</text:p>
            <text:p text:style-name="P59">(23, 'César', 'Matheus', NULL, '37.772.442-7', 23),</text:p>
            <text:p text:style-name="P59">(24, 'Diego', 'Miguel', NULL, '12.995.607-7', 24),</text:p>
            <text:p text:style-name="P59">(25, 'Nicolas', 'Kaique', NULL, '28.682.032-8', 25),</text:p>
            <text:p text:style-name="P59">(26, 'Thiago', 'Renato', NULL, '00.000.000-0', 26),</text:p>
            <text:p text:style-name="P59">(27, 'Renan', 'Cesár', NULL, '13.992.604-5', 27),</text:p>
            <text:p text:style-name="P59">(28, 'Gabriel', 'Luan', NULL, '38.592.638-8', 28),</text:p>
            <text:p text:style-name="P59">(29, 'Murilo', 'Lucca', NULL, '13.025.118-5', 29),</text:p>
            <text:p text:style-name="P59">(30, 'Henrique', 'Francisco', NULL, '35.068.544-7', 30),</text:p>
            <text:p text:style-name="P59">(31, 'Alana', 'Ana', NULL, '29.969.867-1', 31),</text:p>
            <text:p text:style-name="P59">(32, 'Mariana', 'Caroline', NULL, '40.350.959-2', 32),</text:p>
            <text:p text:style-name="P59">(33, 'Luiza', 'Catarina', NULL, '44.442.490-8', 33),</text:p>
            <text:p text:style-name="P59">(34, 'Ariele', 'Rodrigues', NULL, '13.913.292-2', 34),</text:p>
            <text:p text:style-name="P59">(35, 'Edilaine', 'Monteiro', NULL, '22.914.708-2', 35),</text:p>
            <text:p text:style-name="P59">(36, 'Lívia', 'Mirella', NULL, '22.914.707-2', 36),</text:p>
            <text:p text:style-name="P59">(37, 'Rayssa', 'Lara', NULL, '19.471.873-6', 37),</text:p>
            <text:p text:style-name="P59">(38, 'Eloá', 'Sarah', NULL, '29.727.509-4', 38),</text:p>
            <text:p text:style-name="P59">(39, 'Luna', 'Betina', NULL, '10.841.642-2', 39),</text:p>
            <text:p text:style-name="P59">(40, 'Mariah', 'Nina', NULL, '19.482.760-4', 40),</text:p>
            <text:p text:style-name="P59">(41, 'Matiê', 'Geovanna', NULL, '23.673.011-3', 41),</text:p>
            <text:p text:style-name="P59">(42, 'Rebeca', 'Milena', NULL, '40.308.406-4', 42),</text:p>
            <text:p text:style-name="P59">(43, 'Nina', 'Larissa', NULL, '29.346.519-8', 43),</text:p>
            <text:p text:style-name="P59">(44, 'Mariana', 'Lorena', NULL, '27.887.519-1', 44),</text:p>
            <text:p text:style-name="P59">(45, 'Luna', 'Hadassa', NULL, '32.397.011-4', 45),</text:p>
            <text:p text:style-name="P59">(46, 'Nina', 'Gabriela', NULL, '15.558.114-4', 46),</text:p>
            <text:p text:style-name="P59">(47, 'Emily', 'Isadora', NULL, '50.417.842-8', 47),</text:p>
            <text:p text:style-name="P59">(48, 'Laura', 'Isabela', NULL, '15.434.763-2', 48),</text:p>
            <text:p text:style-name="P59">(49, 'Helena', 'Melissa', NULL, '18.361.389-2', 49),</text:p>
            <text:p text:style-name="P59">(50, 'Mirella', 'Mariah', NULL, '37.398.789-4', 50),</text:p>
            <text:p text:style-name="P59">(51, 'Cecilia', 'Sophie', NULL, '14.564.903-9', 51),</text:p>
            <text:p text:style-name="P59">(52, 'Lavinea', 'Maitê', NULL, '34.553.656-3', 52),</text:p>
            <text:p text:style-name="P59">(53, 'Camila', 'Manuela', NULL, '47.063.360-8', 53),</text:p>
            <text:p text:style-name="P59">(54, 'Alícia', 'Marcela', NULL, '13.564.075-1', 54),</text:p>
            <text:p text:style-name="P59">(55, 'Vitória', 'Natalia', NULL, '15.303.747-7', 55),</text:p>
            <text:p text:style-name="P59">(56, 'Ana', 'Lavinea', NULL, '24.045.369-4', 56),</text:p>
            <text:p text:style-name="P59">(57, 'Natalia', 'Melissa', NULL, '42.269.908-1', 57),</text:p>
            <text:p text:style-name="P59">(58, 'Sophia', 'Manuella', NULL, '11.955.422-7', 58),</text:p>
            <text:p text:style-name="P59">(59, 'Caroline', 'Ester', NULL, '26.028.474-9', 59),</text:p>
            <text:p text:style-name="P59">(60, 'Stefany', 'Sabrina', NULL, '29.807.455-2', 60),</text:p>
            <text:p text:style-name="P59">(61, 'Mariana', 'Brenda', NULL, '29.013.503-5', 61),</text:p>
            <text:p text:style-name="P59">(62, 'Amanda', 'Bruna', NULL, '18.480.326-3', 62),</text:p>
            <text:p text:style-name="P59"><text:soft-page-break/>(63, 'Gabriela', 'Manuela', NULL, '10.919.532-2', 63),</text:p>
            <text:p text:style-name="P59">(64, 'Ana', 'Kamily', NULL, '10.915.179-3', 64),</text:p>
            <text:p text:style-name="P59">(65, 'Sophie', 'Isabel', NULL, '25.781.707-4', 65);</text:p>
          </table:table-cell>
        </table:table-row>
        <table:table-row table:style-name="Tabela7.1">
          <table:table-cell table:style-name="Tabela7.A4" office:value-type="string">
            <text:p text:style-name="P60">INSERT INTO `pessoa` (`id_pessoa`, `pessoa_cliente`) VALUES</text:p>
            <text:p text:style-name="P60">(1, 1),</text:p>
            <text:p text:style-name="P60">(2, 2),</text:p>
            <text:p text:style-name="P60">(3, 1),</text:p>
            <text:p text:style-name="P60">(4, 2),</text:p>
            <text:p text:style-name="P60">(5, 3),</text:p>
            <text:p text:style-name="P60">(6, 3),</text:p>
            <text:p text:style-name="P60">(7, 3),</text:p>
            <text:p text:style-name="P60">(8, 3),</text:p>
            <text:p text:style-name="P60">(9, 3),</text:p>
            <text:p text:style-name="P60">(10, 3),</text:p>
            <text:p text:style-name="P60">(11, 3),</text:p>
            <text:p text:style-name="P60">(12, 3),</text:p>
            <text:p text:style-name="P60">(13, 3),</text:p>
            <text:p text:style-name="P60">(14, 3),</text:p>
            <text:p text:style-name="P60">(15, 3),</text:p>
            <text:p text:style-name="P60">(16, 3),</text:p>
            <text:p text:style-name="P60">(17, 3),</text:p>
            <text:p text:style-name="P60">(18, 3),</text:p>
            <text:p text:style-name="P60">(19, 3),</text:p>
            <text:p text:style-name="P60">(20, 4),</text:p>
            <text:p text:style-name="P60">(21, 4),</text:p>
            <text:p text:style-name="P60">(22, 5),</text:p>
            <text:p text:style-name="P60">(23, 5),</text:p>
            <text:p text:style-name="P60">(24, 6),</text:p>
            <text:p text:style-name="P60">(25, 6),</text:p>
            <text:p text:style-name="P60">(26, 7),</text:p>
            <text:p text:style-name="P60">(27, 7),</text:p>
            <text:p text:style-name="P60">(28, 8),</text:p>
            <text:p text:style-name="P60">(29, 8),</text:p>
            <text:p text:style-name="P60">(30, 19),</text:p>
            <text:p text:style-name="P60">(31, 9),</text:p>
            <text:p text:style-name="P60">(32, 10),</text:p>
            <text:p text:style-name="P60">(33, 20),</text:p>
            <text:p text:style-name="P60">(34, 11),</text:p>
            <text:p text:style-name="P60">(35, 11),</text:p>
            <text:p text:style-name="P60">(36, 12),</text:p>
            <text:p text:style-name="P60">(37, 12),</text:p>
            <text:p text:style-name="P60">(38, 13),</text:p>
            <text:p text:style-name="P60">(39, 13),</text:p>
            <text:p text:style-name="P60">(69, 5),</text:p>
            <text:p text:style-name="P60">(68, 5),</text:p>
            <text:p text:style-name="P60">(67, 6),</text:p>
            <text:p text:style-name="P60">(66, 6),</text:p>
            <text:p text:style-name="P60">(65, 7),</text:p>
            <text:p text:style-name="P60">(64, 7),</text:p>
            <text:p text:style-name="P60">(63, 8),</text:p>
            <text:p text:style-name="P60">(62, 8),</text:p>
            <text:p text:style-name="P60">(61, 9),</text:p>
            <text:p text:style-name="P60">(60, 9),</text:p>
            <text:p text:style-name="P60">(59, 10),</text:p>
            <text:p text:style-name="P60">(58, 10),</text:p>
            <text:p text:style-name="P60">(57, 11),</text:p>
            <text:p text:style-name="P60">(56, 11),</text:p>
            <text:p text:style-name="P60"><text:soft-page-break/>(55, 12),</text:p>
            <text:p text:style-name="P60">(54, 12),</text:p>
            <text:p text:style-name="P60">(53, 13),</text:p>
            <text:p text:style-name="P60">(52, 13),</text:p>
            <text:p text:style-name="P60">(40, 14),</text:p>
            <text:p text:style-name="P60">(41, 14),</text:p>
            <text:p text:style-name="P60">(42, 16),</text:p>
            <text:p text:style-name="P60">(43, 15),</text:p>
            <text:p text:style-name="P60">(44, 15),</text:p>
            <text:p text:style-name="P60">(45, 16),</text:p>
            <text:p text:style-name="P60">(46, 16),</text:p>
            <text:p text:style-name="P60">(47, 16),</text:p>
            <text:p text:style-name="P60">(48, 17),</text:p>
            <text:p text:style-name="P60">(49, 17),</text:p>
            <text:p text:style-name="P60">(50, 17),</text:p>
            <text:p text:style-name="P60">(51, 18);</text:p>
          </table:table-cell>
        </table:table-row>
        <table:table-row table:style-name="Tabela7.1">
          <table:table-cell table:style-name="Tabela7.A4" office:value-type="string">
            <text:p text:style-name="P60">INSERT INTO `quarto` (`id_quarto`, `Diaria`, `NumQuarto`, `Andar`, `quarto_cliente`, `quarto_hotel`) VALUES</text:p>
            <text:p text:style-name="P60">(1, '223.00', 101, 1, 1, 1),</text:p>
            <text:p text:style-name="P60">(2, '223.00', 102, 1, 3, 1),</text:p>
            <text:p text:style-name="P60">(3, '254.00', 201, 2, 3, 1),</text:p>
            <text:p text:style-name="P60">(4, '254.00', 202, 2, 3, 1),</text:p>
            <text:p text:style-name="P60">(5, '285.00', 301, 3, 3, 1),</text:p>
            <text:p text:style-name="P60">(6, '285.00', 302, 3, 3, 1),</text:p>
            <text:p text:style-name="P60">(7, '305.00', 401, 4, 2, 1),</text:p>
            <text:p text:style-name="P60">(8, '305.00', 402, 4, 3, 1),</text:p>
            <text:p text:style-name="P60">(9, '315.00', 501, 5, 3, 1),</text:p>
            <text:p text:style-name="P60">(10, '315.00', 502, 5, 3, 1),</text:p>
            <text:p text:style-name="P60">(11, '350.00', 601, 6, 3, 1),</text:p>
            <text:p text:style-name="P60">(12, '350.00', 602, 6, 7, 1),</text:p>
            <text:p text:style-name="P60">(13, '368.00', 701, 7, 7, 1),</text:p>
            <text:p text:style-name="P60">(14, '368.00', 702, 7, 7, 1),</text:p>
            <text:p text:style-name="P60">(15, '385.00', 801, 8, 7, 1),</text:p>
            <text:p text:style-name="P60">(16, '385.00', 802, 8, 3, 1),</text:p>
            <text:p text:style-name="P60">(17, '112.00', 101, 1, 16, 2),</text:p>
            <text:p text:style-name="P60">(18, '112.00', 102, 1, 16, 2),</text:p>
            <text:p text:style-name="P60">(19, '153.00', 201, 2, 16, 2),</text:p>
            <text:p text:style-name="P60">(20, '153.00', 202, 2, 16, 2),</text:p>
            <text:p text:style-name="P60">(21, '182.00', 301, 3, 16, 2),</text:p>
            <text:p text:style-name="P60">(22, '182.00', 302, 3, 16, 2),</text:p>
            <text:p text:style-name="P60">(23, '198.00', 401, 4, NULL, 2),</text:p>
            <text:p text:style-name="P60">(24, '195.00', 402, 4, NULL, 2),</text:p>
            <text:p text:style-name="P60">(25, '253.00', 101, 1, 8, 3),</text:p>
            <text:p text:style-name="P60">(26, '253.00', 102, 2, 4, 3),</text:p>
            <text:p text:style-name="P60">(27, '286.00', 201, 2, 5, 3),</text:p>
            <text:p text:style-name="P60">(28, '286.00', 202, 2, 6, 3),</text:p>
            <text:p text:style-name="P60">(29, '320.00', 301, 3, 9, 3),</text:p>
            <text:p text:style-name="P60">(30, '320.00', 302, 3, 10, 3),</text:p>
            <text:p text:style-name="P60">(31, '345.00', 401, 4, 11, 3),</text:p>
            <text:p text:style-name="P60">(32, '345.00', 402, 4, 12, 3),</text:p>
            <text:p text:style-name="P60">(33, '398.00', 501, 5, 13, 3),</text:p>
            <text:p text:style-name="P60">(34, '398.00', 502, 5, 14, 3),</text:p>
            <text:p text:style-name="P60">(35, '223.00', 101, 1, 9, 4),</text:p>
            <text:p text:style-name="P60">(36, '223.00', 102, 1, 10, 4),</text:p>
            <text:p text:style-name="P60">(37, '254.00', 201, 2, NULL, 4),</text:p>
            <text:p text:style-name="P60">(38, '254.00', 202, 2, NULL, 4);</text:p>
          </table:table-cell>
        </table:table-row>
      </table:table>
      <text:h text:style-name="P34" text:outline-level="1"><text:soft-page-break/></text:h>
      <text:p text:style-name="Texto1"/>
      <text:p text:style-name="Texto1"/>
      <text:h text:style-name="P35" text:outline-level="1"><text:soft-page-break/>8. COMANDOS SQL </text:h>
      <table:table table:name="Tabela8" table:style-name="Tabela8">
        <table:table-column table:style-name="Tabela8.A"/>
        <table:table-column table:style-name="Tabela8.B"/>
        <text:soft-page-break/>
        <table:table-row table:style-name="Tabela8.1">
          <table:table-cell table:style-name="Tabela8.A1" office:value-type="string">
            <text:list xml:id="list138779348954793880" text:style-name="WW8Num15">
              <text:list-item>
                <text:list>
                  <text:list-item>
                    <text:p text:style-name="P62"/>
                  </text:list-item>
                </text:list>
              </text:list-item>
            </text:list>
          </table:table-cell>
          <table:table-cell table:style-name="Tabela8.B1" office:value-type="string">
            <text:p text:style-name="P20"><text:span text:style-name="T2">Elaborar quatro consultas com duas tabelas usando </text:span><text:span text:style-name="T32">group</text:span><text:span text:style-name="T21"> </text:span><text:span text:style-name="T32">by</text:span><text:span text:style-name="T3"> com funções de agregação</text:span></text:p>
          </table:table-cell>
        </table:table-row>
        <table:table-row table:style-name="Tabela8.2">
          <table:table-cell table:style-name="Tabela8.A2" office:value-type="string">
            <text:p text:style-name="P30">CONSULTA 01</text:p>
          </table:table-cell>
          <table:table-cell table:style-name="Tabela8.B2" office:value-type="string">
            <text:p text:style-name="P21">[TEXTO DA CONSULTA]</text:p>
            <text:p text:style-name="P26"/>
          </table:table-cell>
        </table:table-row>
        <table:table-row table:style-name="Tabela8.1">
          <table:table-cell table:style-name="Tabela8.A3" office:value-type="string">
            <text:p text:style-name="P30">SQL</text:p>
          </table:table-cell>
          <table:table-cell table:style-name="Tabela8.B3" office:value-type="string">
            <text:p text:style-name="P63">SELECT nome</text:p>
            <text:p text:style-name="P63">FROM cliente</text:p>
            <text:p text:style-name="P63">JOIN identificação on id_cliente = ident_pessoa</text:p>
          </table:table-cell>
        </table:table-row>
        <table:table-row table:style-name="Tabela8.1">
          <table:table-cell table:style-name="Tabela8.A4" office:value-type="string">
            <text:p text:style-name="P30">Resultado da consulta</text:p>
          </table:table-cell>
          <table:table-cell table:style-name="Tabela8.B4" office:value-type="string">
            <text:p text:style-name="P61"><text:a xlink:type="simple" xlink:href="http://rafael.com/phpmyadmin/sql.php?db=aps&amp;table=cliente&amp;sql_query=SELECT+nome%0D%0AFROM+cliente%0D%0AJOIN+identificação+on+id_cliente+%3D+ident_pessoa++%0AORDER+BY+%60nome%60+ASC&amp;session_max_rows=25&amp;is_browse_distinct=0&amp;token=fd011233a65599996eb5a84f72301b23" text:style-name="Internet_20_link" text:visited-style-name="Visited_20_Internet_20_Link"><text:span text:style-name="T34">Nome</text:span></text:a></text:p>
            <text:p text:style-name="P61">Amanda</text:p>
            <text:p text:style-name="P61">Bruno</text:p>
            <text:p text:style-name="P61">Alice</text:p>
            <text:p text:style-name="P61">Clarissa</text:p>
            <text:p text:style-name="P61">Bernardo</text:p>
            <text:p text:style-name="P61">Chales</text:p>
            <text:p text:style-name="P61">Felipe</text:p>
            <text:p text:style-name="P61">Gabriel</text:p>
            <text:p text:style-name="P61">Pietro</text:p>
            <text:p text:style-name="P61">Luiz</text:p>
            <text:p text:style-name="P61">Lucas</text:p>
            <text:p text:style-name="P61">Iago</text:p>
            <text:p text:style-name="P61">Diego</text:p>
            <text:p text:style-name="P61">Matheus</text:p>
            <text:p text:style-name="P61">Theo</text:p>
            <text:p text:style-name="P61">Rafael</text:p>
            <text:p text:style-name="P61">Bryan</text:p>
            <text:p text:style-name="P61">Henry</text:p>
            <text:p text:style-name="P61">Vitor</text:p>
            <text:p text:style-name="P61">Luan</text:p>
            <text:p text:style-name="P61">Erick</text:p>
            <text:p text:style-name="P61">Tómas</text:p>
            <text:p text:style-name="P61">César</text:p>
            <text:p text:style-name="P61">Diego</text:p>
            <text:p text:style-name="P61">Nicolas</text:p>
          </table:table-cell>
        </table:table-row>
        <table:table-row table:style-name="Tabela8.2">
          <table:table-cell table:style-name="Tabela8.A5" office:value-type="string">
            <text:p text:style-name="P30">CONSULTA 02</text:p>
          </table:table-cell>
          <table:table-cell table:style-name="Tabela8.B5" office:value-type="string">
            <text:p text:style-name="P21">[TEXTO DA CONSULTA]</text:p>
          </table:table-cell>
        </table:table-row>
        <table:table-row table:style-name="Tabela8.1">
          <table:table-cell table:style-name="Tabela8.A6" office:value-type="string">
            <text:p text:style-name="P30">SQL</text:p>
          </table:table-cell>
          <table:table-cell table:style-name="Tabela8.B6" office:value-type="string">
            <text:p text:style-name="P65">SELECT tel</text:p>
            <text:p text:style-name="P65">FROM contato, cliente</text:p>
            <text:p text:style-name="P65">WHERE contato_cliente = id_cliente</text:p>
          </table:table-cell>
        </table:table-row>
        <table:table-row table:style-name="Tabela8.1">
          <table:table-cell table:style-name="Tabela8.A7" office:value-type="string">
            <text:p text:style-name="P30">Resultado da consulta</text:p>
          </table:table-cell>
          <table:table-cell table:style-name="Tabela8.B7" office:value-type="string">
            <text:p text:style-name="P67"><draw:frame draw:style-name="fr1" draw:name="Quadro1" text:anchor-type="char" svg:x="2.408cm" svg:width="0.132cm" draw:z-index="16"><draw:text-box fo:min-height="14.446cm"><text:p text:style-name="Text_20_body"/></draw:text-box></draw:frame><text:a xlink:type="simple" xlink:href="http://rafael.com/phpmyadmin/sql.php?db=aps&amp;table=cliente&amp;sql_query=SELECT+tel%0D%0AFROM+contato%2C+cliente%0D%0AWHERE+contato_cliente+%3D+id_cliente++%0AORDER+BY+%60contato%60.%60tel%60+ASC&amp;session_max_rows=25&amp;is_browse_distinct=0&amp;token=fd011233a65599996eb5a84f72301b23" text:style-name="Internet_20_link" text:visited-style-name="Visited_20_Internet_20_Link"><text:span text:style-name="T38">Tel</text:span></text:a></text:p>
            <text:p text:style-name="P67"><text:span text:style-name="T36">(35)2456-8765</text:span></text:p>
            <text:p text:style-name="P67"><text:span text:style-name="T36">(24)3274-5456</text:span></text:p>
            <text:p text:style-name="P67"><text:span text:style-name="T36">(13)2478-5500</text:span></text:p>
            <text:p text:style-name="P67"><text:soft-page-break/><text:span text:style-name="T36">(18)2790-4366</text:span></text:p>
            <text:p text:style-name="P67"><text:span text:style-name="T36">(31)4781-9862</text:span></text:p>
            <text:p text:style-name="P67"><text:span text:style-name="T36">(19)3145-4699</text:span></text:p>
            <text:p text:style-name="P67"><text:span text:style-name="T36">(27)2081006</text:span></text:p>
            <text:p text:style-name="P67"><text:span text:style-name="T36">(33)3860-5337</text:span></text:p>
            <text:p text:style-name="P67"><text:span text:style-name="T36">(11)8769-4002</text:span></text:p>
            <text:p text:style-name="P67"><text:span text:style-name="T36">(51)8730-2854</text:span></text:p>
            <text:p text:style-name="P67"><text:span text:style-name="T36">(61)6323-3129</text:span></text:p>
            <text:p text:style-name="P67"><text:span text:style-name="T36">(31)8672-5947</text:span></text:p>
            <text:p text:style-name="P67"><text:span text:style-name="T36">(71)3512-2241</text:span></text:p>
            <text:p text:style-name="P67"><text:span text:style-name="T36">(77)9305-8962</text:span></text:p>
            <text:p text:style-name="P67"><text:span text:style-name="T36">(66)4287-5257</text:span></text:p>
            <text:p text:style-name="P67"><text:span text:style-name="T36">(77)5354-7037</text:span></text:p>
            <text:p text:style-name="P67"><text:span text:style-name="T37">NULL</text:span></text:p>
            <text:p text:style-name="P67"><text:span text:style-name="T36">(62)7074-3310</text:span></text:p>
            <text:p text:style-name="P67"><text:span text:style-name="T36">(71)3721-5198</text:span></text:p>
            <text:p text:style-name="P67"><text:span text:style-name="T36">(21)2876-4854</text:span></text:p>
            <text:p text:style-name="P67"><text:span text:style-name="T36">(11)5409-4606</text:span></text:p>
            <text:p text:style-name="P67"><text:span text:style-name="T37">NULL</text:span></text:p>
            <text:p text:style-name="P67"><text:span text:style-name="T36">(71)2049-4918</text:span></text:p>
            <text:p text:style-name="P67"><text:span text:style-name="T36">(49)3833-4879</text:span></text:p>
            <text:p text:style-name="P67"><text:span text:style-name="T36">(71)7993-2254</text:span></text:p>
            <text:p text:style-name="P23"/>
          </table:table-cell>
        </table:table-row>
        <table:table-row table:style-name="Tabela8.2">
          <table:table-cell table:style-name="Tabela8.A8" office:value-type="string">
            <text:p text:style-name="P30">CONSULTA 03</text:p>
          </table:table-cell>
          <table:table-cell table:style-name="Tabela8.B8" office:value-type="string">
            <text:p text:style-name="P21">[TEXTO DA CONSULTA]</text:p>
          </table:table-cell>
        </table:table-row>
        <table:table-row table:style-name="Tabela8.1">
          <table:table-cell table:style-name="Tabela8.A9" office:value-type="string">
            <text:p text:style-name="P30">SQL</text:p>
          </table:table-cell>
          <table:table-cell table:style-name="Tabela8.B9" office:value-type="string">
            <text:p text:style-name="P23"/>
          </table:table-cell>
        </table:table-row>
        <table:table-row table:style-name="Tabela8.1">
          <table:table-cell table:style-name="Tabela8.A10" office:value-type="string">
            <text:p text:style-name="P30">Resultado da consulta</text:p>
          </table:table-cell>
          <table:table-cell table:style-name="Tabela8.B10" office:value-type="string">
            <text:p text:style-name="P23"/>
          </table:table-cell>
        </table:table-row>
        <table:table-row table:style-name="Tabela8.1">
          <table:table-cell table:style-name="Tabela8.A1" office:value-type="string">
            <text:p text:style-name="P53">8.2</text:p>
          </table:table-cell>
          <table:table-cell table:style-name="Tabela8.B1" office:value-type="string">
            <text:p text:style-name="P20"><text:span text:style-name="T2">Elaborar três consultas com três tabelas usando </text:span><text:span text:style-name="T32">group</text:span><text:span text:style-name="T21"> </text:span><text:span text:style-name="T32">by</text:span><text:span text:style-name="T3"> com funções de agregação</text:span></text:p>
          </table:table-cell>
        </table:table-row>
        <table:table-row table:style-name="Tabela8.1">
          <table:table-cell table:style-name="Tabela8.A12" office:value-type="string">
            <text:p text:style-name="P30">CONSULTA 05</text:p>
          </table:table-cell>
          <table:table-cell table:style-name="Tabela8.B12" office:value-type="string">
            <text:p text:style-name="P21">[TEXTO DA CONSULTA]</text:p>
            <text:p text:style-name="P31">consultar o <text:span text:style-name="T13">nome, a quantidade de dias hospedado e o</text:span> valor total das diarias dos clientes que são pessoas fisicas.</text:p>
          </table:table-cell>
        </table:table-row>
        <text:soft-page-break/>
        <table:table-row table:style-name="Tabela8.1">
          <table:table-cell table:style-name="Tabela8.A13" office:value-type="string">
            <text:p text:style-name="P30">SQL</text:p>
          </table:table-cell>
          <table:table-cell table:style-name="Tabela8.B13" office:value-type="string">
            <text:p text:style-name="P27"><text:span text:style-name="T14">select</text:span> <text:span text:style-name="T22">concat</text:span>(<text:span text:style-name="T24">nome," ",sobrenome</text:span>) <text:span text:style-name="T16">as</text:span> `<text:span text:style-name="T9">Nome</text:span> <text:span text:style-name="T9">cliente</text:span>`,</text:p>
            <text:p text:style-name="P28"><text:span text:style-name="T16">TIMESTAMPDIFF</text:span>(<text:span text:style-name="T16">DAY</text:span><text:span text:style-name="T24">, entrada, saida</text:span>) <text:span text:style-name="T16">as</text:span> `<text:span text:style-name="T9">total</text:span> <text:span text:style-name="T9">de</text:span> <text:span text:style-name="T9">dias</text:span>`,</text:p>
            <text:p text:style-name="P27"><text:span text:style-name="T16">TIMESTAMPDIFF</text:span>(<text:span text:style-name="T16">DAY</text:span><text:span text:style-name="T24">, entrada, saida</text:span>)*<text:span text:style-name="T24">diaria</text:span> <text:span text:style-name="T16">as</text:span> `<text:span text:style-name="T9">fatura</text:span> <text:span text:style-name="T9">total</text:span>`</text:p>
            <text:p text:style-name="P27"><text:span text:style-name="T16">from</text:span> `<text:span text:style-name="T9">identificação</text:span>`</text:p>
            <text:p text:style-name="P27"><text:span text:style-name="T19">join</text:span> <text:span text:style-name="T24">pessoa on ident_pessoa = id_pessoa</text:span></text:p>
            <text:p text:style-name="P27"><text:span text:style-name="T19">join</text:span> <text:span text:style-name="T24">cliente on pessoa_cliente = id_cliente</text:span></text:p>
            <text:p text:style-name="P27"><text:span text:style-name="T19">join</text:span> <text:span text:style-name="T24">quarto on quarto_cliente = id_cliente</text:span></text:p>
            <text:p text:style-name="P27"><text:span text:style-name="T19">group by</text:span> <text:span text:style-name="T24">id_cliente;</text:span></text:p>
          </table:table-cell>
        </table:table-row>
        <table:table-row table:style-name="Tabela8.1">
          <table:table-cell table:style-name="Tabela8.A14" office:value-type="string">
            <text:p text:style-name="P30">Resultado da consulta</text:p>
          </table:table-cell>
          <table:table-cell table:style-name="Tabela8.B14" office:value-type="string">
            <text:p text:style-name="P23"/>
          </table:table-cell>
        </table:table-row>
        <table:table-row table:style-name="Tabela8.1">
          <table:table-cell table:style-name="Tabela8.A15" office:value-type="string">
            <text:p text:style-name="P30"/>
            <text:p text:style-name="P30"/>
            <text:p text:style-name="P30">CONSULTA 06</text:p>
          </table:table-cell>
          <table:table-cell table:style-name="Tabela8.B15" office:value-type="string">
            <text:p text:style-name="P21"/>
            <text:p text:style-name="P21"/>
            <text:p text:style-name="P21">[TEXTO DA CONSULTA]</text:p>
            <text:p text:style-name="P32">consultar o <text:span text:style-name="T13">nome, a quantidade de dias hospedado o</text:span> valor total das diarias <text:span text:style-name="T33">e o local do hotel</text:span> dos clientes<text:span text:style-name="T33"> </text:span>que são pessoas <text:span text:style-name="T33">juridicas</text:span>.</text:p>
          </table:table-cell>
        </table:table-row>
        <table:table-row table:style-name="Tabela8.1">
          <table:table-cell table:style-name="Tabela8.A16" office:value-type="string">
            <text:p text:style-name="P30">SQL</text:p>
          </table:table-cell>
          <table:table-cell table:style-name="Tabela8.B16" office:value-type="string">
            <text:p text:style-name="P25"><text:span text:style-name="T15">select</text:span> <text:span text:style-name="T26">nom</text:span><text:span text:style-name="T27">e</text:span><text:span text:style-name="T26">,</text:span></text:p>
            <text:p text:style-name="P29"><text:span text:style-name="T16">TIMESTAMPDIFF</text:span>(<text:span text:style-name="T16">DAY</text:span><text:span text:style-name="T24">, entrada, saida</text:span>) <text:span text:style-name="T16">as</text:span> `<text:span text:style-name="T9">total</text:span> <text:span text:style-name="T9">de</text:span> <text:span text:style-name="T9">dias</text:span>`,</text:p>
            <text:p text:style-name="P25"><text:span text:style-name="T23">sum</text:span>(<text:span text:style-name="T18">TIMESTAMPDIFF</text:span><text:span text:style-name="T28">(</text:span><text:span text:style-name="T18">DAY</text:span><text:span text:style-name="T26">, entrada, saida</text:span><text:span text:style-name="T28">)*</text:span><text:span text:style-name="T26">diaria</text:span><text:span text:style-name="T28"> </text:span><text:span text:style-name="T18">as</text:span><text:span text:style-name="T28"> `</text:span><text:span text:style-name="T11">fatura</text:span><text:span text:style-name="T28"> </text:span><text:span text:style-name="T11">total</text:span><text:span text:style-name="T28">`</text:span></text:p>
            <text:p text:style-name="P24"><text:span text:style-name="T25">cidade</text:span> <text:span text:style-name="T17">as</text:span> `<text:span text:style-name="T10">local</text:span>`</text:p>
            <text:p text:style-name="P24"><text:span text:style-name="T17">from</text:span> <text:span text:style-name="T25">empresa</text:span></text:p>
            <text:p text:style-name="P24"><text:span text:style-name="T20">join</text:span> <text:span text:style-name="T25">cliente on empresa_cliente = id_cliente</text:span></text:p>
            <text:p text:style-name="P24"><text:span text:style-name="T20">join</text:span> <text:span text:style-name="T25">quarto on quarto_cliente = id_cliente</text:span></text:p>
            <text:p text:style-name="P24"><text:span text:style-name="T20">join</text:span> <text:span text:style-name="T25">hotel on id_hotel = quarto_hotel</text:span></text:p>
            <text:p text:style-name="P24"><text:span text:style-name="T20">group by</text:span> <text:span text:style-name="T25">id_cliente;</text:span></text:p>
          </table:table-cell>
        </table:table-row>
        <table:table-row table:style-name="Tabela8.1">
          <table:table-cell table:style-name="Tabela8.A17" office:value-type="string">
            <text:p text:style-name="P30">Resultado da consulta</text:p>
          </table:table-cell>
          <table:table-cell table:style-name="Tabela8.B17" office:value-type="string">
            <table:table table:name="Tabela10" table:style-name="Tabela10">
              <table:table-column table:style-name="Tabela10.A" table:number-columns-repeated="3"/>
              <table:table-column table:style-name="Tabela10.D"/>
              <table:table-row>
                <table:table-cell table:style-name="Tabela10.A1" office:value-type="string">
                  <text:p text:style-name="P50">Nome</text:p>
                </table:table-cell>
                <table:table-cell table:style-name="Tabela10.A1" office:value-type="string">
                  <text:p text:style-name="P50">Total de dias</text:p>
                </table:table-cell>
                <table:table-cell table:style-name="Tabela10.A1" office:value-type="string">
                  <text:p text:style-name="P50">Fatura total</text:p>
                </table:table-cell>
                <table:table-cell table:style-name="Tabela10.D1" office:value-type="string">
                  <text:p text:style-name="P50">local</text:p>
                </table:table-cell>
              </table:table-row>
              <table:table-row>
                <table:table-cell table:style-name="Tabela10.C4" office:value-type="string">
                  <text:p text:style-name="P51">Santos FC</text:p>
                </table:table-cell>
                <table:table-cell table:style-name="Tabela10.C4" office:value-type="string">
                  <text:p text:style-name="P52">2</text:p>
                </table:table-cell>
                <table:table-cell table:style-name="Tabela10.C4" office:value-type="string">
                  <text:p text:style-name="P51">5942.00</text:p>
                </table:table-cell>
                <table:table-cell table:style-name="Tabela10.D4" office:value-type="string">
                  <text:p text:style-name="P52">Rio de Janeiro</text:p>
                </table:table-cell>
              </table:table-row>
              <table:table-row>
                <table:table-cell table:style-name="Tabela10.C4" office:value-type="string">
                  <text:p text:style-name="P51">Minas TC </text:p>
                </table:table-cell>
                <table:table-cell table:style-name="Tabela10.C4" office:value-type="string">
                  <text:p text:style-name="P52">5</text:p>
                </table:table-cell>
                <table:table-cell table:style-name="Tabela10.C4" office:value-type="string">
                  <text:p text:style-name="P51">7355.00</text:p>
                </table:table-cell>
                <table:table-cell table:style-name="Tabela10.D4" office:value-type="string">
                  <text:p text:style-name="P52">Rio de Janeiro</text:p>
                </table:table-cell>
              </table:table-row>
              <table:table-row>
                <table:table-cell table:style-name="Tabela10.C4" office:value-type="string">
                  <text:p text:style-name="P51">Rede Globo </text:p>
                </table:table-cell>
                <table:table-cell table:style-name="Tabela10.C4" office:value-type="string">
                  <text:p text:style-name="P52">2</text:p>
                </table:table-cell>
                <table:table-cell table:style-name="Tabela10.C4" office:value-type="string">
                  <text:p text:style-name="P51">1788.00</text:p>
                </table:table-cell>
                <table:table-cell table:style-name="Tabela10.D4" office:value-type="string">
                  <text:p text:style-name="P52">São Paulo</text:p>
                </table:table-cell>
              </table:table-row>
            </table:table>
            <text:p text:style-name="P23"/>
          </table:table-cell>
        </table:table-row>
        <table:table-row table:style-name="Tabela8.1">
          <table:table-cell table:style-name="Tabela8.A18" office:value-type="string">
            <text:p text:style-name="P30">CONSULTA 07</text:p>
          </table:table-cell>
          <table:table-cell table:style-name="Tabela8.B18" office:value-type="string">
            <text:p text:style-name="P21">[TEXTO DA CONSULTA]</text:p>
          </table:table-cell>
        </table:table-row>
        <table:table-row table:style-name="Tabela8.1">
          <table:table-cell table:style-name="Tabela8.A19" office:value-type="string">
            <text:p text:style-name="P30">SQL</text:p>
          </table:table-cell>
          <table:table-cell table:style-name="Tabela8.B19" office:value-type="string">
            <text:p text:style-name="P23"/>
          </table:table-cell>
        </table:table-row>
        <table:table-row table:style-name="Tabela8.1">
          <table:table-cell table:style-name="Tabela8.A20" office:value-type="string">
            <text:p text:style-name="P30">Resultado da consulta</text:p>
          </table:table-cell>
          <table:table-cell table:style-name="Tabela8.B20" office:value-type="string">
            <text:p text:style-name="P23"/>
          </table:table-cell>
        </table:table-row>
        <text:soft-page-break/>
        <table:table-row table:style-name="Tabela8.1">
          <table:table-cell table:style-name="Tabela8.A1" office:value-type="string">
            <text:p text:style-name="P30">8.3</text:p>
          </table:table-cell>
          <table:table-cell table:style-name="Tabela8.B1" office:value-type="string">
            <text:p text:style-name="P21">Elaborar uma consulta com subconsulta</text:p>
          </table:table-cell>
        </table:table-row>
        <table:table-row table:style-name="Tabela8.1">
          <table:table-cell table:style-name="Tabela8.A22" office:value-type="string">
            <text:p text:style-name="P30">CONSULTA 08</text:p>
          </table:table-cell>
          <table:table-cell table:style-name="Tabela8.B22" office:value-type="string">
            <text:p text:style-name="P21">[TEXTO DA CONSULTA]</text:p>
          </table:table-cell>
        </table:table-row>
        <table:table-row table:style-name="Tabela8.1">
          <table:table-cell table:style-name="Tabela8.A23" office:value-type="string">
            <text:p text:style-name="P30">SQL</text:p>
          </table:table-cell>
          <table:table-cell table:style-name="Tabela8.B23" office:value-type="string">
            <text:p text:style-name="P23"/>
          </table:table-cell>
        </table:table-row>
        <table:table-row table:style-name="Tabela8.1">
          <table:table-cell table:style-name="Tabela8.A24" office:value-type="string">
            <text:p text:style-name="P30">Resultado da consulta</text:p>
          </table:table-cell>
          <table:table-cell table:style-name="Tabela8.B24" office:value-type="string">
            <text:p text:style-name="P23"/>
          </table:table-cell>
        </table:table-row>
        <table:table-row table:style-name="Tabela8.1">
          <table:table-cell table:style-name="Tabela8.A1" office:value-type="string">
            <text:p text:style-name="P30">8.4</text:p>
          </table:table-cell>
          <table:table-cell table:style-name="Tabela8.B1" office:value-type="string">
            <text:p text:style-name="P21">Elaborar uma exclusão</text:p>
          </table:table-cell>
        </table:table-row>
        <table:table-row table:style-name="Tabela8.1">
          <table:table-cell table:style-name="Tabela8.A26" office:value-type="string">
            <text:p text:style-name="P30">CONSULTA 09</text:p>
          </table:table-cell>
          <table:table-cell table:style-name="Tabela8.B26" office:value-type="string">
            <text:p text:style-name="P21">[TEXTO DA CONSULTA]</text:p>
          </table:table-cell>
        </table:table-row>
        <table:table-row table:style-name="Tabela8.1">
          <table:table-cell table:style-name="Tabela8.A27" office:value-type="string">
            <text:p text:style-name="P30">SQL</text:p>
          </table:table-cell>
          <table:table-cell table:style-name="Tabela8.B27" office:value-type="string">
            <text:p text:style-name="P66">DELETE FROM `hotel` WHERE `hotel`.`id_hotel` = 6</text:p>
          </table:table-cell>
        </table:table-row>
        <table:table-row table:style-name="Tabela8.1">
          <table:table-cell table:style-name="Tabela8.A28" office:value-type="string">
            <text:p text:style-name="P30">Resultado da consulta</text:p>
          </table:table-cell>
          <table:table-cell table:style-name="Tabela8.B28" office:value-type="string">
            <text:p text:style-name="P23"/>
          </table:table-cell>
        </table:table-row>
        <table:table-row table:style-name="Tabela8.1">
          <table:table-cell table:style-name="Tabela8.A1" office:value-type="string">
            <text:p text:style-name="P30">8.5</text:p>
          </table:table-cell>
          <table:table-cell table:style-name="Tabela8.B1" office:value-type="string">
            <text:p text:style-name="P21">Elaborar uma atualização</text:p>
          </table:table-cell>
        </table:table-row>
        <table:table-row table:style-name="Tabela8.1">
          <table:table-cell table:style-name="Tabela8.A30" office:value-type="string">
            <text:p text:style-name="P30">CONSULTA 10</text:p>
          </table:table-cell>
          <table:table-cell table:style-name="Tabela8.B30" office:value-type="string">
            <text:p text:style-name="P21">[TEXTO DA CONSULTA]</text:p>
          </table:table-cell>
        </table:table-row>
        <table:table-row table:style-name="Tabela8.1">
          <table:table-cell table:style-name="Tabela8.A31" office:value-type="string">
            <text:p text:style-name="P30">SQL</text:p>
          </table:table-cell>
          <table:table-cell table:style-name="Tabela8.B31" office:value-type="string">
            <text:p text:style-name="P64">UPDATE `quarto` SET `quarto_cliente` = '11' WHERE `quarto`.`id_quarto` = 37;</text:p>
          </table:table-cell>
        </table:table-row>
        <table:table-row table:style-name="Tabela8.1">
          <table:table-cell table:style-name="Tabela8.A32" office:value-type="string">
            <text:p text:style-name="P30">Resultado da consulta</text:p>
          </table:table-cell>
          <table:table-cell table:style-name="Tabela8.B32" office:value-type="string">
            <text:p text:style-name="P23"/>
          </table:table-cell>
        </table:table-row>
        <table:table-row table:style-name="Tabela8.1">
          <table:table-cell table:style-name="Tabela8.A1" office:value-type="string">
            <text:p text:style-name="P30">8.6</text:p>
          </table:table-cell>
          <table:table-cell table:style-name="Tabela8.B1" office:value-type="string">
            <text:p text:style-name="P20"><text:span text:style-name="T5">Elaborar uma </text:span><text:span text:style-name="T4">StoredProcedure</text:span></text:p>
          </table:table-cell>
        </table:table-row>
        <table:table-row table:style-name="Tabela8.1">
          <table:table-cell table:style-name="Tabela8.A34" office:value-type="string">
            <text:p text:style-name="P30">CONSULTA 10</text:p>
          </table:table-cell>
          <table:table-cell table:style-name="Tabela8.B34" office:value-type="string">
            <text:p text:style-name="P22">[TEXTO DA CONSULTA]</text:p>
          </table:table-cell>
        </table:table-row>
        <table:table-row table:style-name="Tabela8.1">
          <table:table-cell table:style-name="Tabela8.A35" office:value-type="string">
            <text:p text:style-name="P30">SQL</text:p>
          </table:table-cell>
          <table:table-cell table:style-name="Tabela8.B35" office:value-type="string">
            <text:p text:style-name="P23"/>
          </table:table-cell>
        </table:table-row>
        <table:table-row table:style-name="Tabela8.1">
          <table:table-cell table:style-name="Tabela8.A36" office:value-type="string">
            <text:p text:style-name="P30">Resultado da consulta</text:p>
          </table:table-cell>
          <table:table-cell table:style-name="Tabela8.B36" office:value-type="string">
            <text:p text:style-name="P23"/>
          </table:table-cell>
        </table:table-row>
      </table:table>
      <text:p text:style-name="P13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Verdana" svg:font-family="Verdana, Arial, sans-serif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o" style:font-family-generic="modern" style:font-pitch="fixed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etter-spacing="-0.009cm" fo:language="pt" fo:country="B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1" style:default-outline-level="1" style:list-style-name="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2" style:display-name="Heading 2" style:family="paragraph" style:parent-style-name="Standard" style:next-style-name="Texto2" style:default-outline-level="2" style:class="text">
      <style:paragraph-properties fo:margin-top="0.318cm" fo:margin-bottom="0.212cm" loext:contextual-spacing="false" fo:text-align="start" style:justify-single-word="false" fo:break-before="page" fo:keep-with-next="always">
        <style:tab-stops>
          <style:tab-stop style:position="1.75cm"/>
        </style:tab-stops>
      </style:paragraph-properties>
      <style:text-properties fo:font-size="11pt" fo:font-weight="bold" style:font-size-asian="11pt" style:font-weight-asian="bold" style:font-name-complex="Tahoma" style:font-family-complex="Tahoma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o3" style:default-outline-level="3" style:class="text">
      <style:paragraph-properties fo:margin-top="0cm" fo:margin-bottom="0.212cm" loext:contextual-spacing="false" fo:text-align="start" style:justify-single-word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Texto4" style:default-outline-level="4" style:class="text">
      <style:paragraph-properties fo:margin-top="0.212cm" fo:margin-bottom="0cm" loext:contextual-spacing="false" fo:text-align="start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Texto5" style:default-outline-level="5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o6" style:default-outline-level="6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Texto7" style:default-outline-level="7" style:class="text">
      <style:paragraph-properties fo:margin-top="0.212cm" fo:margin-bottom="0cm" loext:contextual-spacing="false" fo:text-align="start" style:justify-single-word="false"/>
      <style:text-properties fo:font-weight="bold" style:font-weight-asian="bold"/>
    </style:style>
    <style:style style:name="Heading_20_8" style:display-name="Heading 8" style:family="paragraph" style:parent-style-name="Standard" style:next-style-name="Texto8" style:default-outline-level="8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Texto9" style:default-outline-level="9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name-complex="Arial" style:font-family-complex="Arial" style:font-family-generic-complex="swiss" style:font-pitch-complex="variable" style:font-size-complex="11pt"/>
    </style:style>
    <style:style style:name="Texto1" style:family="paragraph" style:parent-style-name="Standard">
      <style:paragraph-properties fo:margin-left="0.63cm" fo:margin-right="0cm" fo:margin-top="0cm" fo:margin-bottom="0.212cm" loext:contextual-spacing="false" fo:text-indent="0cm" style:auto-text-indent="false"/>
    </style:style>
    <style:style style:name="Texto2" style:family="paragraph" style:parent-style-name="Texto1">
      <style:paragraph-properties fo:margin-left="1.101cm" fo:margin-right="0cm" fo:text-indent="0cm" style:auto-text-indent="false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able" style:family="paragraph" style:parent-style-name="Standard" style:class="extra">
      <style:paragraph-properties fo:margin-top="0.035cm" fo:margin-bottom="0.035cm" loext:contextual-spacing="false" fo:text-align="start" style:justify-single-word="false"/>
      <style:text-properties style:font-name-asian="SimSun" style:font-family-asian="SimSun, 宋体" style:font-pitch-asian="variable"/>
    </style:style>
    <style:style style:name="Header" style:family="paragraph" style:parent-style-name="Standard" style:class="extra">
      <style:paragraph-properties fo:margin-top="0.071cm" fo:margin-bottom="0.071cm" loext:contextual-spacing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class="extra">
      <style:paragraph-properties fo:text-align="end" style:justify-single-word="false" fo:padding-left="0cm" fo:padding-right="0cm" fo:padding-top="0.035cm" fo:padding-bottom="0cm" fo:border-left="none" fo:border-right="none" fo:border-top="0.99pt solid #808080" fo:border-bottom="none">
        <style:tab-stops>
          <style:tab-stop style:position="7.355cm"/>
          <style:tab-stop style:position="8.502cm" style:type="center"/>
          <style:tab-stop style:position="8.573cm" style:type="center"/>
          <style:tab-stop style:position="17.002cm" style:type="right"/>
        </style:tab-stops>
      </style:paragraph-properties>
      <style:text-properties fo:color="#808080" fo:font-size="8pt" fo:language="pt" fo:country="BR" style:font-size-asian="8pt" style:language-asian="pt" style:country-asian="BR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953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Texto3" style:family="paragraph" style:parent-style-name="Texto2">
      <style:paragraph-properties fo:margin-left="1.905cm" fo:margin-right="0cm" fo:text-indent="0cm" style:auto-text-indent="false">
        <style:tab-stops>
          <style:tab-stop style:position="13.335cm"/>
        </style:tab-stops>
      </style:paragraph-properties>
      <style:text-properties style:font-size-complex="9pt"/>
    </style:style>
    <style:style style:name="Texto4" style:family="paragraph" style:parent-style-name="Texto3">
      <style:paragraph-properties fo:margin-left="2.101cm" fo:margin-right="0cm" fo:text-indent="0cm" style:auto-text-indent="false"/>
    </style:style>
    <style:style style:name="Texto5" style:family="paragraph" style:parent-style-name="Texto4">
      <style:paragraph-properties fo:margin-left="2.801cm" fo:margin-right="0cm" fo:text-indent="0cm" style:auto-text-indent="false"/>
    </style:style>
    <style:style style:name="Texto6" style:family="paragraph" style:parent-style-name="Texto5">
      <style:paragraph-properties fo:margin-left="3.501cm" fo:margin-right="0cm" fo:text-indent="0cm" style:auto-text-indent="false"/>
    </style:style>
    <style:style style:name="Texto7" style:family="paragraph" style:parent-style-name="Texto6">
      <style:paragraph-properties fo:margin-left="4.2cm" fo:margin-right="0cm" fo:text-indent="0cm" style:auto-text-indent="false"/>
    </style:style>
    <style:style style:name="Texto8" style:family="paragraph" style:parent-style-name="Texto7">
      <style:paragraph-properties fo:margin-left="4.9cm" fo:margin-right="0cm" fo:text-indent="0cm" style:auto-text-indent="false"/>
    </style:style>
    <style:style style:name="Texto9" style:family="paragraph" style:parent-style-name="Texto8">
      <style:paragraph-properties fo:margin-left="5.6cm" fo:margin-right="0cm" fo:text-indent="0cm" style:auto-text-indent="false"/>
    </style:style>
    <style:style style:name="Text" style:family="paragraph" style:parent-style-name="Texto1" style:class="extra">
      <style:paragraph-properties fo:margin-left="0.63cm" fo:margin-right="0cm" fo:text-indent="0cm" style:auto-text-indent="false"/>
    </style:style>
    <style:style style:name="Capa_20_Titulo" style:display-name="Capa Titulo" style:family="paragraph" style:parent-style-name="Standard">
      <style:paragraph-properties fo:text-align="center" style:justify-single-word="false"/>
      <style:text-properties fo:font-variant="small-caps" fo:font-size="16pt" fo:letter-spacing="0.071cm" style:font-size-asian="16pt" style:font-size-complex="16pt"/>
    </style:style>
    <style:style style:name="Capa_20_Sub" style:display-name="Capa Sub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Mapa_20_do_20_Documento" style:display-name="Mapa do Documento" style:family="paragraph" style:parent-style-name="Standard">
      <style:text-properties style:font-name-complex="Tahoma" style:font-family-complex="Tahoma" style:font-family-generic-complex="swiss" style:font-pitch-complex="variable" style:font-size-complex="10pt"/>
    </style:style>
    <style:style style:name="Índice_20_de_20_autoridades" style:display-name="Índice de autoridad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Índice_20_de_20_ilustrações" style:display-name="Índice de ilustrações" style:family="paragraph" style:parent-style-name="Standard" style:next-style-name="Standard"/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Remissivo_20_5" style:display-name="Remissivo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Remissivo_20_8" style:display-name="Remissivo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Texto_20_de_20_balão" style:display-name="Texto de balão" style:family="paragraph" style:parent-style-name="Standard">
      <style:text-properties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macro" style:display-name="Texto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pt" fo:country="BR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abeçalhos_20_Carimbo" style:display-name="Cabeçalhos Carimbo" style:family="paragraph" style:parent-style-name="Standard">
      <style:paragraph-properties fo:margin-left="-0.101cm" fo:margin-right="0cm" fo:margin-top="0.071cm" fo:margin-bottom="0.106cm" loext:contextual-spacing="false" fo:text-align="start" style:justify-single-word="false" fo:text-indent="0cm" style:auto-text-indent="false"/>
      <style:text-properties fo:font-size="6pt" style:font-name-asian="SimSun" style:font-family-asian="SimSun, 宋体" style:font-pitch-asian="variable" style:font-size-asian="6pt" style:font-size-complex="6pt"/>
    </style:style>
    <style:style style:name="Footnote" style:family="paragraph" style:parent-style-name="Standard" style:class="extra">
      <style:text-properties style:font-size-complex="10pt"/>
    </style:style>
    <style:style style:name="Numerada_20_4" style:display-name="Numerada 4" style:family="paragraph" style:parent-style-name="Standard" style:list-style-name="WW8Num2">
      <style:paragraph-properties fo:text-align="start" style:justify-single-word="false"/>
    </style:style>
    <style:style style:name="Numerada_20_3" style:display-name="Numerada 3" style:family="paragraph" style:parent-style-name="Standard" style:list-style-name="WW8Num3">
      <style:paragraph-properties fo:text-align="start" style:justify-single-word="false"/>
    </style:style>
    <style:style style:name="Numerada" style:family="paragraph" style:parent-style-name="Standard" style:list-style-name="WW8Num12">
      <style:paragraph-properties fo:text-align="start" style:justify-single-word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Com_20_marcadores" style:display-name="Com marcadores" style:family="paragraph" style:parent-style-name="Standard" style:next-style-name="Com_20_marcadores_20_2" style:list-style-name="WW8Num31"/>
    <style:style style:name="Com_20_marcadores_20_2" style:display-name="Com marcadores 2" style:family="paragraph" style:parent-style-name="Com_20_marcadores">
      <style:paragraph-properties fo:margin-left="1.101cm" fo:margin-right="0cm" fo:text-indent="0cm" style:auto-text-indent="false">
        <style:tab-stops>
          <style:tab-stop style:position="1.588cm"/>
        </style:tab-stops>
      </style:paragraph-properties>
    </style:style>
    <style:style style:name="Com_20_marcadores_20_5" style:display-name="Com marcadores 5" style:family="paragraph" style:parent-style-name="Standard" style:list-style-name="WW8Num5">
      <style:paragraph-properties fo:text-align="start" style:justify-single-word="false"/>
    </style:style>
    <style:style style:name="Letrada" style:family="paragraph" style:parent-style-name="Numerada" style:list-style-name="WW8Num8"/>
    <style:style style:name="Numerada_20_2" style:display-name="Numerada 2" style:family="paragraph" style:parent-style-name="Standard" style:list-style-name="WW8Num4">
      <style:paragraph-properties fo:text-align="start" style:justify-single-word="false"/>
    </style:style>
    <style:style style:name="Numerada_20_5" style:display-name="Numerada 5" style:family="paragraph" style:parent-style-name="Standard" style:list-style-name="WW8Num1">
      <style:paragraph-properties fo:text-align="start" style:justify-single-word="false"/>
    </style:style>
    <style:style style:name="Letrada_20_2" style:display-name="Letrada 2" style:family="paragraph" style:parent-style-name="Letrada">
      <style:paragraph-properties fo:margin-left="1.131cm" fo:margin-right="0cm" fo:text-indent="-0.63cm" style:auto-text-indent="false"/>
    </style:style>
    <style:style style:name="Letrada_20_3" style:display-name="Letrada 3" style:family="paragraph" style:parent-style-name="Letrada">
      <style:paragraph-properties fo:margin-left="1.63cm" fo:margin-right="0cm" fo:text-indent="-0.63cm" style:auto-text-indent="false"/>
    </style:style>
    <style:style style:name="Letrada_20_4" style:display-name="Letrada 4" style:family="paragraph" style:parent-style-name="Letrada">
      <style:paragraph-properties fo:margin-left="2.131cm" fo:margin-right="0cm" fo:text-indent="-0.63cm" style:auto-text-indent="false"/>
    </style:style>
    <style:style style:name="Letrada_20_5" style:display-name="Letrada 5" style:family="paragraph" style:parent-style-name="Letrada">
      <style:paragraph-properties fo:margin-left="3.131cm" fo:margin-right="0cm" fo:text-indent="-0.63cm" style:auto-text-indent="false"/>
    </style:style>
    <style:style style:name="Bullet2" style:family="paragraph" style:parent-style-name="Texto2">
      <style:paragraph-properties fo:margin-left="0.4cm" fo:margin-right="0cm" fo:margin-top="0cm" fo:margin-bottom="0cm" loext:contextual-spacing="false" fo:text-indent="0.7cm" style:auto-text-indent="false">
        <style:tab-stops>
          <style:tab-stop style:position="1.998cm"/>
          <style:tab-stop style:position="2.251cm"/>
          <style:tab-stop style:position="4.752cm"/>
        </style:tab-stops>
      </style:paragraph-properties>
      <style:text-properties style:font-name="Tahoma" fo:font-family="Tahoma" style:font-family-generic="swiss" style:font-pitch="variable" fo:letter-spacing="normal" style:font-name-complex="Tahoma" style:font-family-complex="Tahoma" style:font-family-generic-complex="swiss" style:font-pitch-complex="variable"/>
    </style:style>
    <style:style style:name="Tabela9" style:family="paragraph" style:parent-style-name="Table">
      <style:paragraph-properties fo:text-align="justify" style:justify-single-word="false"/>
      <style:text-properties fo:font-size="9pt" style:font-size-asian="9pt" style:font-size-complex="8pt"/>
    </style:style>
    <style:style style:name="Com_20_marcadores_20_3" style:display-name="Com marcadores 3" style:family="paragraph" style:parent-style-name="Standard" style:list-style-name="WW8Num7"/>
    <style:style style:name="Com_20_marcadores_20_4" style:display-name="Com marcadores 4" style:family="paragraph" style:parent-style-name="Standard" style:list-style-name="WW8Num6">
      <style:paragraph-properties fo:margin-left="2.76cm" fo:margin-right="0cm" fo:text-indent="-0.63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Assinatura_20_de_20_Email" style:display-name="Assinatura de Email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cturetext" style:family="paragraph" style:parent-style-name="Standard">
      <style:paragraph-properties fo:margin-left="1.852cm" fo:margin-right="1.323cm" fo:margin-top="0.494cm" fo:margin-bottom="0.494cm" loext:contextual-spacing="false" fo:text-align="center" style:justify-single-word="false" fo:text-indent="0cm" style:auto-text-indent="false"/>
      <style:text-properties fo:font-size="9.5pt" fo:letter-spacing="normal" style:font-size-asian="9.5pt" style:font-name-complex="Arial" style:font-family-complex="Arial" style:font-family-generic-complex="swiss" style:font-pitch-complex="variable" style:font-size-complex="9.5pt"/>
    </style:style>
    <style:style style:name="CORPO_20_DE_20_TEXTO" style:display-name="CORPO DE TEXTO" style:family="paragraph" style:parent-style-name="Standard">
      <style:paragraph-properties fo:margin-top="0.212cm" fo:margin-bottom="0cm" loext:contextual-spacing="false" fo:line-height="150%"/>
      <style:text-properties fo:font-size="12pt" fo:letter-spacing="normal" style:font-size-asian="12pt" style:font-size-complex="12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abela_20_9" style:display-name="Tabela 9" style:family="paragraph" style:parent-style-name="Table">
      <style:paragraph-properties fo:text-align="justify" style:justify-single-word="false"/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0pt" style:font-size-asian="10pt"/>
    </style:style>
    <style:style style:name="WW8Num2z0" style:family="text">
      <style:text-properties fo:font-size="10pt" style:font-size-asian="10pt"/>
    </style:style>
    <style:style style:name="WW8Num3z0" style:family="text">
      <style:text-properties fo:font-size="10pt" style:font-size-asian="10pt"/>
    </style:style>
    <style:style style:name="WW8Num4z0" style:family="text">
      <style:text-properties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fo:font-size="10pt" style:font-size-asian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Arial Black" fo:font-family="'Arial Black'" style:font-family-generic="swiss" style:font-pitch="variable" fo:font-size="12pt" fo:font-style="normal" fo:font-weight="normal" style:font-size-asian="12pt" style:font-style-asian="normal" style:font-weight-asian="normal" style:font-name-complex="Arial Black" style:font-family-complex="'Arial Black'" style:font-family-generic-complex="swiss" style:font-pitch-complex="variable" style:font-size-complex="12pt"/>
    </style:style>
    <style:style style:name="WW8Num18z1" style:family="text">
      <style:text-properties style:font-name="Arial Black" fo:font-family="'Arial Black'" style:font-family-generic="swiss" style:font-pitch="variable" fo:font-size="11pt" fo:font-style="normal" fo:font-weight="normal" style:font-size-asian="11pt" style:font-style-asian="normal" style:font-weight-asian="normal" style:font-name-complex="Arial Black" style:font-family-complex="'Arial Black'" style:font-family-generic-complex="swiss" style:font-pitch-complex="variable" style:font-size-complex="10pt"/>
    </style:style>
    <style:style style:name="WW8Num18z2" style:family="text">
      <style:text-properties style:font-name="Arial Black" fo:font-family="'Arial Black'" style:font-family-generic="swiss" style:font-pitch="variable" fo:font-size="10pt" fo:font-style="normal" fo:font-weight="normal" style:font-size-asian="10pt" style:font-style-asian="normal" style:font-weight-asian="normal" style:font-name-complex="Arial Black" style:font-family-complex="'Arial Black'" style:font-family-generic-complex="swiss" style:font-pitch-complex="variable" style:font-size-complex="10pt"/>
    </style:style>
    <style:style style:name="WW8Num18z3" style:family="text">
      <style:text-properties style:font-name="Tahoma" fo:font-family="Tahoma" style:font-family-generic="swiss" style:font-pitch="variable" fo:font-size="10pt" fo:font-style="normal" fo:font-weight="bold" style:font-size-asian="10pt" style:font-style-asian="normal" style:font-weight-asian="bold" style:font-name-complex="Tahoma" style:font-family-complex="Tahoma" style:font-family-generic-complex="swiss" style:font-pitch-complex="variable" style:font-size-complex="10pt"/>
    </style:style>
    <style:style style:name="WW8Num18z5" style:family="text">
      <style:text-properties style:font-name="Tahoma" fo:font-family="Tahoma" style:font-family-generic="swiss" style:font-pitch="variable" fo:font-size="10pt" fo:font-style="normal" style:text-underline-style="none" fo:font-weight="bold" style:font-size-asian="10pt" style:font-style-asian="normal" style:font-weight-asian="bold" style:font-name-complex="Tahoma" style:font-family-complex="Tahoma" style:font-family-generic-complex="swiss" style:font-pitch-complex="variable" style:font-size-complex="10pt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30z0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3z0" style:family="text"/>
    <style:style style:name="WW8Num34z0" style:family="text"/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Fonte_20_parág._20_padrão" style:display-name="Fonte parág. padrão" style:family="text"/>
    <style:style style:name="Título_20_2_20_Char" style:display-name="Título 2 Char" style:family="text">
      <style:text-properties style:font-name="Arial" fo:font-family="Arial" style:font-family-generic="swiss" style:font-pitch="variable" fo:font-size="11pt" fo:letter-spacing="-0.009cm" fo:language="pt" fo:country="BR" fo:font-weight="bold" style:font-size-asian="11pt" style:font-weight-asian="bold" style:font-name-complex="Tahoma" style:font-family-complex="Tahoma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>
      <style:text-properties fo:color="#000000" style:font-name="Tahoma" fo:font-family="Tahoma" style:font-family-generic="swiss" style:font-pitch="variable" fo:font-size="10pt" style:text-underline-style="solid" style:text-underline-width="auto" style:text-underline-color="font-color" style:font-size-asian="10pt" style:font-name-complex="Tahoma" style:font-family-complex="Tahoma" style:font-family-generic-complex="swiss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Acrônimo_20_HTML" style:display-name="Acrônimo HTML" style:family="text" style:parent-style-name="Fonte_20_parág._20_padrão"/>
    <style:style style:name="Ref._20_de_20_comentário" style:display-name="Ref. de comentário" style:family="text">
      <style:text-properties fo:font-size="8pt" style:font-size-asian="8pt" style:font-size-complex="8pt"/>
    </style:style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Preferred_20_Customer" style:display-name="Preferred Customer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Numerada_20_Char" style:display-name="Numerada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language-complex="ar" style:country-complex="SA"/>
    </style:style>
    <style:style style:name="Letrada_20_Char" style:display-name="Letrada Char" style:family="text" style:parent-style-name="Numerada_20_Char"/>
    <style:style style:name="Letrada_20_2_20_Char" style:display-name="Letrada 2 Char" style:family="text" style:parent-style-name="Letrada_20_Char"/>
    <style:style style:name="Letrada_20_3_20_Char" style:display-name="Letrada 3 Char" style:family="text" style:parent-style-name="Letrada_20_Char"/>
    <style:style style:name="Letrada_20_4_20_Char" style:display-name="Letrada 4 Char" style:family="text" style:parent-style-name="Letrada_20_Char"/>
    <style:style style:name="Cabeçalhos_20_Carimbo_20_Char" style:display-name="Cabeçalhos Carimbo Char" style:family="text">
      <style:text-properties style:font-name="Arial" fo:font-family="Arial" style:font-family-generic="swiss" style:font-pitch="variable" fo:font-size="6pt" fo:letter-spacing="-0.009cm" fo:language="pt" fo:country="BR" style:font-name-asian="SimSun" style:font-family-asian="SimSun, 宋体" style:font-pitch-asian="variable" style:font-size-asian="6pt" style:font-name-complex="Arial" style:font-family-complex="Arial" style:font-family-generic-complex="swiss" style:font-pitch-complex="variable" style:font-size-complex="6pt" style:language-complex="ar" style:country-complex="SA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1_20_Char" style:display-name="Texto1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language-complex="ar" style:country-complex="SA"/>
    </style:style>
    <style:style style:name="Texto2_20_Char" style:display-name="Texto2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Texto3_20_Char" style:display-name="Texto3 Char" style:family="text">
      <style:text-properties style:font-name="Arial" fo:font-family="Arial" style:font-family-generic="swiss" style:font-pitch="variable" fo:letter-spacing="-0.009cm" fo:language="pt" fo:country="BR" style:font-name-complex="Arial" style:font-family-complex="Arial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Texto_20_Char" style:display-name="Texto Char" style:family="text" style:parent-style-name="Texto1_20_Char"/>
    <style:style style:name="Page_20_Number" style:display-name="Page Number" style:family="text" style:parent-style-name="Fonte_20_parág._20_padrão"/>
    <style:style style:name="Tabela_20_9_20_Char" style:display-name="Tabela 9 Char" style:family="text">
      <style:text-properties style:font-name="Arial" fo:font-family="Arial" style:font-family-generic="swiss" style:font-pitch="variable" fo:font-size="9pt" fo:letter-spacing="-0.009cm" fo:language="pt" fo:country="BR" style:font-name-asian="SimSun" style:font-family-asian="SimSun, 宋体" style:font-pitch-asian="variable" style:font-size-asian="9pt" style:font-name-complex="Arial" style:font-family-complex="Arial" style:font-family-generic-complex="swiss" style:font-pitch-complex="variable" style:language-complex="ar" style:country-complex="SA"/>
    </style:style>
    <style:style style:name="Tabela_20_Char" style:display-name="Tabela Char" style:family="text">
      <style:text-properties style:font-name="Arial" fo:font-family="Arial" style:font-family-generic="swiss" style:font-pitch="variable" fo:letter-spacing="-0.009cm" fo:language="pt" fo:country="B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letter-spacing="-0.009cm" fo:font-weight="bold" style:font-size-asian="12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8z1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outline-level-style>
      <text:outline-level-style text:level="3" text:style-name="WW8Num18z2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outline-level-style>
      <text:outline-level-style text:level="4" text:style-name="WW8Num18z3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outline-level-style>
      <text:outline-level-style text:level="5" text:style-name="WW8Num18z3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outline-level-style>
      <text:outline-level-style text:level="6" text:style-name="WW8Num18z5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outline-level-style>
      <text:outline-level-style text:level="7" text:style-name="WW8Num18z3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outline-level-style>
      <text:outline-level-style text:level="8" text:style-name="WW8Num18z3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outline-level-style>
      <text:outline-level-style text:level="9" text:style-name="WW8Num18z3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2.997cm" fo:text-indent="-1cm" fo:margin-left="2.9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2.498cm" fo:text-indent="-1cm" fo:margin-left="2.4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3cm" fo:text-indent="-0.395cm" fo:margin-left="2.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 text:start-value="1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WW8Num18z1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WW8Num18z2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WW8Num18z3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18z3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WW8Num18z5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WW8Num18z3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WW8Num18z3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WW8Num18z3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 text:start-value="1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0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 text:start-value="1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Artig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4z1" style:num-prefix="Seção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24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4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4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4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4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0" style:num-suffix="." style:num-format="1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29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29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29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29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29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29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29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0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0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0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0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0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0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0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3cm" fo:text-indent="-0.39cm" fo:margin-left="1.02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3z0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text:style-name="WW8Num33z0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text:style-name="WW8Num33z0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text:style-name="WW8Num33z0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text:style-name="WW8Num33z0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text:style-name="WW8Num33z0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text:style-name="WW8Num33z0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text:style-name="WW8Num33z0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5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3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7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7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7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7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7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7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7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8z0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text:style-name="WW8Num38z0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text:style-name="WW8Num38z0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text:style-name="WW8Num38z0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text:style-name="WW8Num38z0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text:style-name="WW8Num38z0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text:style-name="WW8Num38z0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text:style-name="WW8Num38z0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8.6cm" fo:margin-left="-0.199cm" fo:margin-top="0.423cm" fo:margin-bottom="0cm" table:align="left" style:writing-mode="lr-tb"/>
    </style:style>
    <style:style style:name="Tabela9.A" style:family="table-column">
      <style:table-column-properties style:column-width="4.441cm"/>
    </style:style>
    <style:style style:name="Tabela9.B" style:family="table-column">
      <style:table-column-properties style:column-width="10.354cm"/>
    </style:style>
    <style:style style:name="Tabela9.C" style:family="table-column">
      <style:table-column-properties style:column-width="1.905cm"/>
    </style:style>
    <style:style style:name="Tabela9.D" style:family="table-column">
      <style:table-column-properties style:column-width="1.9cm"/>
    </style:style>
    <style:style style:name="Tabela9.1" style:family="table-row">
      <style:table-row-properties style:min-row-height="0.736cm" fo:keep-together="always"/>
    </style:style>
    <style:style style:name="Tabe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9.2" style:family="table-row">
      <style:table-row-properties style:min-row-height="0.7cm" fo:keep-together="always"/>
    </style:style>
    <style:style style:name="Tabela9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3" style:family="table-row">
      <style:table-row-properties style:min-row-height="0.7cm" fo:keep-together="auto"/>
    </style:style>
    <style:style style:name="MP1" style:family="paragraph" style:parent-style-name="Standard" style:list-style-name="">
      <style:paragraph-properties fo:keep-with-next="always" style:text-autospace="none"/>
      <style:text-properties style:font-name="Tahoma" fo:font-size="8pt" fo:font-weight="bold" style:font-name-asian="SimSun" style:font-size-asian="8pt" style:font-weight-asian="bold" style:font-name-complex="Tahoma" style:font-size-complex="8pt"/>
    </style:style>
    <style:style style:name="MP2" style:family="paragraph" style:parent-style-name="Standard">
      <style:paragraph-properties fo:margin-left="-0.101cm" fo:margin-right="0cm" fo:text-align="start" style:justify-single-word="false" fo:text-indent="0cm" style:auto-text-indent="false"/>
      <style:text-properties fo:font-weight="bold" style:font-name-asian="SimSun" style:font-weight-asian="bold"/>
    </style:style>
    <style:style style:name="MP3" style:family="paragraph" style:parent-style-name="Standard">
      <style:paragraph-properties fo:text-align="start" style:justify-single-word="false"/>
      <style:text-properties fo:font-size="8pt" style:font-name-asian="SimSun" style:font-size-asian="8pt" style:font-size-complex="8pt"/>
    </style:style>
    <style:style style:name="MP4" style:family="paragraph" style:parent-style-name="Standard">
      <style:paragraph-properties fo:text-align="start" style:justify-single-word="false"/>
      <style:text-properties fo:font-weight="bold" style:font-name-asian="SimSun" style:font-weight-asian="bold"/>
    </style:style>
    <style:style style:name="MP5" style:family="paragraph" style:parent-style-name="Texto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MP6" style:family="paragraph" style:parent-style-name="Footer">
      <style:paragraph-properties fo:text-align="justify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3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01cm" fo:margin-left="0cm" fo:margin-right="0cm" fo:margin-top="0.102cm" style:dynamic-spacing="true"/>
      </style:footer-style>
    </style:page-layout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column table:style-name="Tabela9.D"/>
          <table:table-row table:style-name="Tabela9.1">
            <table:table-cell table:style-name="Tabela9.A1" table:number-rows-spanned="2" office:value-type="string">
              <text:h text:style-name="MP1" text:outline-level="7"><draw:frame draw:style-name="Mfr1" draw:name="Figura1" text:anchor-type="as-char" svg:width="3.702cm" svg:height="1.746cm" draw:z-index="15"><draw:image xlink:href="Pictures/10000000000000A200000073A62CBDB0B8D11CF4.jpg" xlink:type="simple" xlink:show="embed" xlink:actuate="onLoad"/></draw:frame></text:h>
            </table:table-cell>
            <table:table-cell table:style-name="Tabela9.B1" office:value-type="string">
              <text:p text:style-name="MP2">Disciplina: Banco de Dados II</text:p>
            </table:table-cell>
            <table:table-cell table:style-name="Tabela9.B1" office:value-type="string">
              <text:p text:style-name="MP3">Documento:</text:p>
            </table:table-cell>
            <table:table-cell table:style-name="Tabela9.D1" office:value-type="string">
              <text:p text:style-name="MP4">ASPV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2">Professor: Soraia Rocha</text:p>
            </table:table-cell>
            <table:table-cell table:style-name="Tabela9.B2" office:value-type="string">
              <text:p text:style-name="MP3">Versão :</text:p>
            </table:table-cell>
            <table:table-cell table:style-name="Tabela9.D2" office:value-type="string">
              <text:p text:style-name="MP4">01</text:p>
            </table:table-cell>
          </table:table-row>
          <table:table-row table:style-name="Tabela9.3">
            <table:table-cell table:style-name="Tabela9.D2" table:number-columns-spanned="4" office:value-type="string">
              <text:p text:style-name="MP5">ATIVIDADE PRÁTICA SUPERVISIONADA – 2017.1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ext:p text:style-name="MP6"><text:file-name text:display="name-and-extension">modelo_BD_02_APS_2017_1.odt</text:file-name><text:tab/><text:tab/><text:tab/><text:tab/><text:tab/><text:span text:style-name="Page_20_Number"><text:page-number text:select-page="current">1</text:page-number></text:span><text:span text:style-name="Page_20_Number">/</text:span><text:span text:style-name="Page_20_Number"><text:page-count style:num-format="1"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RMO DE ABERTURA DE DESENVOLVIMENTO DE SISTEMA</dc:title>
    <dc:subject>MDS Modelo de Desenvolvimento de Sistemas</dc:subject>
    <meta:initial-creator>Preferred Customer</meta:initial-creator>
    <meta:creation-date>2014-04-04T20:01:00</meta:creation-date>
    <dc:date>2017-05-31T07:42:02.427403147</dc:date>
    <meta:print-date>2008-06-10T17:18:00</meta:print-date>
    <meta:editing-cycles>30</meta:editing-cycles>
    <meta:editing-duration>PT2H38M54S</meta:editing-duration>
    <meta:generator>LibreOffice/5.1.6.2$Linux_X86_64 LibreOffice_project/10m0$Build-2</meta:generator>
    <meta:document-statistic meta:table-count="10" meta:image-count="1" meta:object-count="0" meta:page-count="16" meta:paragraph-count="660" meta:word-count="2695" meta:character-count="22884" meta:non-whitespace-character-count="20745"/>
    <meta:user-defined meta:name="Idioma">Desenvolvimento</meta:user-defined>
  </office:meta>
</office:document-meta>
</file>